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1.sender_i.routed_msg_pub.net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table:number-columns-repeated="3"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80104.22236" calcext:value-type="float">
            <text:p>1442780104.2223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16" calcext:value-type="float">
            <text:p>1442780105.16</text:p>
          </table:table-cell>
          <table:table-cell table:formula="of:=[.G2]-[.$B2]" office:value-type="float" office:value="0.937642097473145" calcext:value-type="float">
            <text:p>0.9376420975</text:p>
          </table:table-cell>
          <table:table-cell table:formula="of:=MAX([.H2:.H2000])" office:value-type="float" office:value="1.44339370727539" calcext:value-type="float">
            <text:p>1.4433937073</text:p>
          </table:table-cell>
          <table:table-cell office:value-type="float" office:value="1442780105.16105" calcext:value-type="float">
            <text:p>1442780105.16105</text:p>
          </table:table-cell>
          <table:table-cell table:formula="of:=[.J2]-[.$B2]" office:value-type="float" office:value="0.938695192337036" calcext:value-type="float">
            <text:p>0.9386951923</text:p>
          </table:table-cell>
          <table:table-cell table:formula="of:=MAX([.K2:.K2000])" office:value-type="float" office:value="4.08712029457092" calcext:value-type="float">
            <text:p>4.0871202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80104.2889" calcext:value-type="float">
            <text:p>1442780104.288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16008" calcext:value-type="float">
            <text:p>1442780105.16008</text:p>
          </table:table-cell>
          <table:table-cell table:formula="of:=[.G3]-[.$B3]" office:value-type="float" office:value="0.871178865432739" calcext:value-type="float">
            <text:p>0.8711788654</text:p>
          </table:table-cell>
          <table:table-cell/>
          <table:table-cell office:value-type="float" office:value="1442780105.181" calcext:value-type="float">
            <text:p>1442780105.181</text:p>
          </table:table-cell>
          <table:table-cell table:formula="of:=[.J3]-[.$B3]" office:value-type="float" office:value="0.892097949981689" calcext:value-type="float">
            <text:p>0.892097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80104.35545" calcext:value-type="float">
            <text:p>1442780104.3554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16013" calcext:value-type="float">
            <text:p>1442780105.16013</text:p>
          </table:table-cell>
          <table:table-cell table:formula="of:=[.G4]-[.$B4]" office:value-type="float" office:value="0.804687738418579" calcext:value-type="float">
            <text:p>0.8046877384</text:p>
          </table:table-cell>
          <table:table-cell/>
          <table:table-cell office:value-type="float" office:value="1442780105.20093" calcext:value-type="float">
            <text:p>1442780105.20093</text:p>
          </table:table-cell>
          <table:table-cell table:formula="of:=[.J4]-[.$B4]" office:value-type="float" office:value="0.845481872558594" calcext:value-type="float">
            <text:p>0.84548187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80104.42186" calcext:value-type="float">
            <text:p>1442780104.4218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16022" calcext:value-type="float">
            <text:p>1442780105.16022</text:p>
          </table:table-cell>
          <table:table-cell table:formula="of:=[.G5]-[.$B5]" office:value-type="float" office:value="0.738359212875366" calcext:value-type="float">
            <text:p>0.7383592129</text:p>
          </table:table-cell>
          <table:table-cell/>
          <table:table-cell office:value-type="float" office:value="1442780105.22086" calcext:value-type="float">
            <text:p>1442780105.22086</text:p>
          </table:table-cell>
          <table:table-cell table:formula="of:=[.J5]-[.$B5]" office:value-type="float" office:value="0.798996210098267" calcext:value-type="float">
            <text:p>0.79899621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80104.48846" calcext:value-type="float">
            <text:p>1442780104.4884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16028" calcext:value-type="float">
            <text:p>1442780105.16028</text:p>
          </table:table-cell>
          <table:table-cell table:formula="of:=[.G6]-[.$B6]" office:value-type="float" office:value="0.67182183265686" calcext:value-type="float">
            <text:p>0.6718218327</text:p>
          </table:table-cell>
          <table:table-cell/>
          <table:table-cell office:value-type="float" office:value="1442780105.24079" calcext:value-type="float">
            <text:p>1442780105.24079</text:p>
          </table:table-cell>
          <table:table-cell table:formula="of:=[.J6]-[.$B6]" office:value-type="float" office:value="0.752328395843506" calcext:value-type="float">
            <text:p>0.75232839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80104.55501" calcext:value-type="float">
            <text:p>1442780104.5550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20583" calcext:value-type="float">
            <text:p>1442780105.20583</text:p>
          </table:table-cell>
          <table:table-cell table:formula="of:=[.G7]-[.$B7]" office:value-type="float" office:value="0.650819540023804" calcext:value-type="float">
            <text:p>0.65081954</text:p>
          </table:table-cell>
          <table:table-cell/>
          <table:table-cell office:value-type="float" office:value="1442780105.26068" calcext:value-type="float">
            <text:p>1442780105.26068</text:p>
          </table:table-cell>
          <table:table-cell table:formula="of:=[.J7]-[.$B7]" office:value-type="float" office:value="0.7056725025177" calcext:value-type="float">
            <text:p>0.70567250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80104.62162" calcext:value-type="float">
            <text:p>1442780104.6216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2799" calcext:value-type="float">
            <text:p>1442780105.2799</text:p>
          </table:table-cell>
          <table:table-cell table:formula="of:=[.G8]-[.$B8]" office:value-type="float" office:value="0.658276319503784" calcext:value-type="float">
            <text:p>0.6582763195</text:p>
          </table:table-cell>
          <table:table-cell/>
          <table:table-cell office:value-type="float" office:value="1442780105.28058" calcext:value-type="float">
            <text:p>1442780105.28058</text:p>
          </table:table-cell>
          <table:table-cell table:formula="of:=[.J8]-[.$B8]" office:value-type="float" office:value="0.658965110778809" calcext:value-type="float">
            <text:p>0.65896511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80104.68821" calcext:value-type="float">
            <text:p>1442780104.6882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31616" calcext:value-type="float">
            <text:p>1442780105.31616</text:p>
          </table:table-cell>
          <table:table-cell table:formula="of:=[.G9]-[.$B9]" office:value-type="float" office:value="0.627953767776489" calcext:value-type="float">
            <text:p>0.6279537678</text:p>
          </table:table-cell>
          <table:table-cell/>
          <table:table-cell office:value-type="float" office:value="1442780105.3163" calcext:value-type="float">
            <text:p>1442780105.3163</text:p>
          </table:table-cell>
          <table:table-cell table:formula="of:=[.J9]-[.$B9]" office:value-type="float" office:value="0.628094911575317" calcext:value-type="float">
            <text:p>0.62809491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80104.75485" calcext:value-type="float">
            <text:p>1442780104.7548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4075" calcext:value-type="float">
            <text:p>1442780105.4075</text:p>
          </table:table-cell>
          <table:table-cell table:formula="of:=[.G10]-[.$B10]" office:value-type="float" office:value="0.652649879455566" calcext:value-type="float">
            <text:p>0.6526498795</text:p>
          </table:table-cell>
          <table:table-cell/>
          <table:table-cell office:value-type="float" office:value="1442780105.4076" calcext:value-type="float">
            <text:p>1442780105.4076</text:p>
          </table:table-cell>
          <table:table-cell table:formula="of:=[.J10]-[.$B10]" office:value-type="float" office:value="0.652752637863159" calcext:value-type="float">
            <text:p>0.652752637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80104.82142" calcext:value-type="float">
            <text:p>1442780104.8214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47575" calcext:value-type="float">
            <text:p>1442780105.47575</text:p>
          </table:table-cell>
          <table:table-cell table:formula="of:=[.G11]-[.$B11]" office:value-type="float" office:value="0.654338359832764" calcext:value-type="float">
            <text:p>0.6543383598</text:p>
          </table:table-cell>
          <table:table-cell/>
          <table:table-cell office:value-type="float" office:value="1442780105.47586" calcext:value-type="float">
            <text:p>1442780105.47586</text:p>
          </table:table-cell>
          <table:table-cell table:formula="of:=[.J11]-[.$B11]" office:value-type="float" office:value="0.654444932937622" calcext:value-type="float">
            <text:p>0.65444493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80104.88809" calcext:value-type="float">
            <text:p>1442780104.8880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5167" calcext:value-type="float">
            <text:p>1442780105.5167</text:p>
          </table:table-cell>
          <table:table-cell table:formula="of:=[.G12]-[.$B12]" office:value-type="float" office:value="0.628605365753174" calcext:value-type="float">
            <text:p>0.6286053658</text:p>
          </table:table-cell>
          <table:table-cell/>
          <table:table-cell office:value-type="float" office:value="1442780105.51688" calcext:value-type="float">
            <text:p>1442780105.51688</text:p>
          </table:table-cell>
          <table:table-cell table:formula="of:=[.J12]-[.$B12]" office:value-type="float" office:value="0.628783464431763" calcext:value-type="float">
            <text:p>0.62878346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80104.95472" calcext:value-type="float">
            <text:p>1442780104.9547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60315" calcext:value-type="float">
            <text:p>1442780105.60315</text:p>
          </table:table-cell>
          <table:table-cell table:formula="of:=[.G13]-[.$B13]" office:value-type="float" office:value="0.648438692092896" calcext:value-type="float">
            <text:p>0.6484386921</text:p>
          </table:table-cell>
          <table:table-cell/>
          <table:table-cell office:value-type="float" office:value="1442780105.60328" calcext:value-type="float">
            <text:p>1442780105.60328</text:p>
          </table:table-cell>
          <table:table-cell table:formula="of:=[.J13]-[.$B13]" office:value-type="float" office:value="0.648568391799927" calcext:value-type="float">
            <text:p>0.64856839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80105.02039" calcext:value-type="float">
            <text:p>1442780105.0203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66666" calcext:value-type="float">
            <text:p>1442780105.66666</text:p>
          </table:table-cell>
          <table:table-cell table:formula="of:=[.G14]-[.$B14]" office:value-type="float" office:value="0.646277666091919" calcext:value-type="float">
            <text:p>0.6462776661</text:p>
          </table:table-cell>
          <table:table-cell/>
          <table:table-cell office:value-type="float" office:value="1442780105.66684" calcext:value-type="float">
            <text:p>1442780105.66684</text:p>
          </table:table-cell>
          <table:table-cell table:formula="of:=[.J14]-[.$B14]" office:value-type="float" office:value="0.64645791053772" calcext:value-type="float">
            <text:p>0.64645791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80105.08399" calcext:value-type="float">
            <text:p>1442780105.0839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71806" calcext:value-type="float">
            <text:p>1442780105.71806</text:p>
          </table:table-cell>
          <table:table-cell table:formula="of:=[.G15]-[.$B15]" office:value-type="float" office:value="0.634067058563232" calcext:value-type="float">
            <text:p>0.6340670586</text:p>
          </table:table-cell>
          <table:table-cell/>
          <table:table-cell office:value-type="float" office:value="1442780105.71817" calcext:value-type="float">
            <text:p>1442780105.71817</text:p>
          </table:table-cell>
          <table:table-cell table:formula="of:=[.J15]-[.$B15]" office:value-type="float" office:value="0.634180784225464" calcext:value-type="float">
            <text:p>0.63418078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80105.14758" calcext:value-type="float">
            <text:p>1442780105.1475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79413" calcext:value-type="float">
            <text:p>1442780105.79413</text:p>
          </table:table-cell>
          <table:table-cell table:formula="of:=[.G16]-[.$B16]" office:value-type="float" office:value="0.646552324295044" calcext:value-type="float">
            <text:p>0.6465523243</text:p>
          </table:table-cell>
          <table:table-cell/>
          <table:table-cell office:value-type="float" office:value="1442780105.7943" calcext:value-type="float">
            <text:p>1442780105.7943</text:p>
          </table:table-cell>
          <table:table-cell table:formula="of:=[.J16]-[.$B16]" office:value-type="float" office:value="0.646722316741943" calcext:value-type="float">
            <text:p>0.64672231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80105.21119" calcext:value-type="float">
            <text:p>1442780105.2111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85811" calcext:value-type="float">
            <text:p>1442780105.85811</text:p>
          </table:table-cell>
          <table:table-cell table:formula="of:=[.G17]-[.$B17]" office:value-type="float" office:value="0.646920919418335" calcext:value-type="float">
            <text:p>0.6469209194</text:p>
          </table:table-cell>
          <table:table-cell/>
          <table:table-cell office:value-type="float" office:value="1442780105.85828" calcext:value-type="float">
            <text:p>1442780105.85828</text:p>
          </table:table-cell>
          <table:table-cell table:formula="of:=[.J17]-[.$B17]" office:value-type="float" office:value="0.647086620330811" calcext:value-type="float">
            <text:p>0.64708662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80105.27482" calcext:value-type="float">
            <text:p>1442780105.2748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92098" calcext:value-type="float">
            <text:p>1442780105.92098</text:p>
          </table:table-cell>
          <table:table-cell table:formula="of:=[.G18]-[.$B18]" office:value-type="float" office:value="0.646160125732422" calcext:value-type="float">
            <text:p>0.6461601257</text:p>
          </table:table-cell>
          <table:table-cell/>
          <table:table-cell office:value-type="float" office:value="1442780105.92109" calcext:value-type="float">
            <text:p>1442780105.92109</text:p>
          </table:table-cell>
          <table:table-cell table:formula="of:=[.J18]-[.$B18]" office:value-type="float" office:value="0.646272659301758" calcext:value-type="float">
            <text:p>0.646272659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80105.33843" calcext:value-type="float">
            <text:p>1442780105.3384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5.98492" calcext:value-type="float">
            <text:p>1442780105.98492</text:p>
          </table:table-cell>
          <table:table-cell table:formula="of:=[.G19]-[.$B19]" office:value-type="float" office:value="0.646499156951904" calcext:value-type="float">
            <text:p>0.646499157</text:p>
          </table:table-cell>
          <table:table-cell/>
          <table:table-cell office:value-type="float" office:value="1442780105.98509" calcext:value-type="float">
            <text:p>1442780105.98509</text:p>
          </table:table-cell>
          <table:table-cell table:formula="of:=[.J19]-[.$B19]" office:value-type="float" office:value="0.646660566329956" calcext:value-type="float">
            <text:p>0.64666056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80105.40199" calcext:value-type="float">
            <text:p>1442780105.4019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11196" calcext:value-type="float">
            <text:p>1442780106.11196</text:p>
          </table:table-cell>
          <table:table-cell table:formula="of:=[.G20]-[.$B20]" office:value-type="float" office:value="0.709968328475952" calcext:value-type="float">
            <text:p>0.7099683285</text:p>
          </table:table-cell>
          <table:table-cell/>
          <table:table-cell office:value-type="float" office:value="1442780106.11206" calcext:value-type="float">
            <text:p>1442780106.11206</text:p>
          </table:table-cell>
          <table:table-cell table:formula="of:=[.J20]-[.$B20]" office:value-type="float" office:value="0.710070610046387" calcext:value-type="float">
            <text:p>0.7100706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80105.46562" calcext:value-type="float">
            <text:p>1442780105.4656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17554" calcext:value-type="float">
            <text:p>1442780106.17554</text:p>
          </table:table-cell>
          <table:table-cell table:formula="of:=[.G21]-[.$B21]" office:value-type="float" office:value="0.709924697875977" calcext:value-type="float">
            <text:p>0.7099246979</text:p>
          </table:table-cell>
          <table:table-cell/>
          <table:table-cell office:value-type="float" office:value="1442780106.17576" calcext:value-type="float">
            <text:p>1442780106.17576</text:p>
          </table:table-cell>
          <table:table-cell table:formula="of:=[.J21]-[.$B21]" office:value-type="float" office:value="0.710139989852905" calcext:value-type="float">
            <text:p>0.710139989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80105.52923" calcext:value-type="float">
            <text:p>1442780105.5292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23855" calcext:value-type="float">
            <text:p>1442780106.23855</text:p>
          </table:table-cell>
          <table:table-cell table:formula="of:=[.G22]-[.$B22]" office:value-type="float" office:value="0.709317922592163" calcext:value-type="float">
            <text:p>0.7093179226</text:p>
          </table:table-cell>
          <table:table-cell/>
          <table:table-cell office:value-type="float" office:value="1442780106.23883" calcext:value-type="float">
            <text:p>1442780106.23883</text:p>
          </table:table-cell>
          <table:table-cell table:formula="of:=[.J22]-[.$B22]" office:value-type="float" office:value="0.709596633911133" calcext:value-type="float">
            <text:p>0.70959663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80105.59287" calcext:value-type="float">
            <text:p>1442780105.5928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30271" calcext:value-type="float">
            <text:p>1442780106.30271</text:p>
          </table:table-cell>
          <table:table-cell table:formula="of:=[.G23]-[.$B23]" office:value-type="float" office:value="0.709846019744873" calcext:value-type="float">
            <text:p>0.7098460197</text:p>
          </table:table-cell>
          <table:table-cell/>
          <table:table-cell office:value-type="float" office:value="1442780106.3028" calcext:value-type="float">
            <text:p>1442780106.3028</text:p>
          </table:table-cell>
          <table:table-cell table:formula="of:=[.J23]-[.$B23]" office:value-type="float" office:value="0.709937334060669" calcext:value-type="float">
            <text:p>0.709937334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80105.65651" calcext:value-type="float">
            <text:p>1442780105.6565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36658" calcext:value-type="float">
            <text:p>1442780106.36658</text:p>
          </table:table-cell>
          <table:table-cell table:formula="of:=[.G24]-[.$B24]" office:value-type="float" office:value="0.710073232650757" calcext:value-type="float">
            <text:p>0.7100732327</text:p>
          </table:table-cell>
          <table:table-cell/>
          <table:table-cell office:value-type="float" office:value="1442780106.3667" calcext:value-type="float">
            <text:p>1442780106.3667</text:p>
          </table:table-cell>
          <table:table-cell table:formula="of:=[.J24]-[.$B24]" office:value-type="float" office:value="0.710193395614624" calcext:value-type="float">
            <text:p>0.710193395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80105.72024" calcext:value-type="float">
            <text:p>1442780105.7202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42849" calcext:value-type="float">
            <text:p>1442780106.42849</text:p>
          </table:table-cell>
          <table:table-cell table:formula="of:=[.G25]-[.$B25]" office:value-type="float" office:value="0.708244562149048" calcext:value-type="float">
            <text:p>0.7082445621</text:p>
          </table:table-cell>
          <table:table-cell/>
          <table:table-cell office:value-type="float" office:value="1442780106.4287" calcext:value-type="float">
            <text:p>1442780106.4287</text:p>
          </table:table-cell>
          <table:table-cell table:formula="of:=[.J25]-[.$B25]" office:value-type="float" office:value="0.708458662033081" calcext:value-type="float">
            <text:p>0.70845866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80105.78392" calcext:value-type="float">
            <text:p>1442780105.7839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48919" calcext:value-type="float">
            <text:p>1442780106.48919</text:p>
          </table:table-cell>
          <table:table-cell table:formula="of:=[.G26]-[.$B26]" office:value-type="float" office:value="0.705276250839233" calcext:value-type="float">
            <text:p>0.7052762508</text:p>
          </table:table-cell>
          <table:table-cell/>
          <table:table-cell office:value-type="float" office:value="1442780106.48929" calcext:value-type="float">
            <text:p>1442780106.48929</text:p>
          </table:table-cell>
          <table:table-cell table:formula="of:=[.J26]-[.$B26]" office:value-type="float" office:value="0.705370187759399" calcext:value-type="float">
            <text:p>0.705370187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80105.84761" calcext:value-type="float">
            <text:p>1442780105.8476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55013" calcext:value-type="float">
            <text:p>1442780106.55013</text:p>
          </table:table-cell>
          <table:table-cell table:formula="of:=[.G27]-[.$B27]" office:value-type="float" office:value="0.702522277832031" calcext:value-type="float">
            <text:p>0.7025222778</text:p>
          </table:table-cell>
          <table:table-cell/>
          <table:table-cell office:value-type="float" office:value="1442780106.55027" calcext:value-type="float">
            <text:p>1442780106.55027</text:p>
          </table:table-cell>
          <table:table-cell table:formula="of:=[.J27]-[.$B27]" office:value-type="float" office:value="0.702654838562012" calcext:value-type="float">
            <text:p>0.702654838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80105.91119" calcext:value-type="float">
            <text:p>1442780105.9111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61102" calcext:value-type="float">
            <text:p>1442780106.61102</text:p>
          </table:table-cell>
          <table:table-cell table:formula="of:=[.G28]-[.$B28]" office:value-type="float" office:value="0.699825525283814" calcext:value-type="float">
            <text:p>0.6998255253</text:p>
          </table:table-cell>
          <table:table-cell/>
          <table:table-cell office:value-type="float" office:value="1442780106.61112" calcext:value-type="float">
            <text:p>1442780106.61112</text:p>
          </table:table-cell>
          <table:table-cell table:formula="of:=[.J28]-[.$B28]" office:value-type="float" office:value="0.699929714202881" calcext:value-type="float">
            <text:p>0.699929714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80105.97487" calcext:value-type="float">
            <text:p>1442780105.9748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67158" calcext:value-type="float">
            <text:p>1442780106.67158</text:p>
          </table:table-cell>
          <table:table-cell table:formula="of:=[.G29]-[.$B29]" office:value-type="float" office:value="0.696709871292114" calcext:value-type="float">
            <text:p>0.6967098713</text:p>
          </table:table-cell>
          <table:table-cell/>
          <table:table-cell office:value-type="float" office:value="1442780106.67177" calcext:value-type="float">
            <text:p>1442780106.67177</text:p>
          </table:table-cell>
          <table:table-cell table:formula="of:=[.J29]-[.$B29]" office:value-type="float" office:value="0.69689416885376" calcext:value-type="float">
            <text:p>0.69689416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80106.0367" calcext:value-type="float">
            <text:p>1442780106.036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79282" calcext:value-type="float">
            <text:p>1442780106.79282</text:p>
          </table:table-cell>
          <table:table-cell table:formula="of:=[.G30]-[.$B30]" office:value-type="float" office:value="0.756120920181274" calcext:value-type="float">
            <text:p>0.7561209202</text:p>
          </table:table-cell>
          <table:table-cell/>
          <table:table-cell office:value-type="float" office:value="1442780106.79294" calcext:value-type="float">
            <text:p>1442780106.79294</text:p>
          </table:table-cell>
          <table:table-cell table:formula="of:=[.J30]-[.$B30]" office:value-type="float" office:value="0.756246328353882" calcext:value-type="float">
            <text:p>0.756246328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80106.09745" calcext:value-type="float">
            <text:p>1442780106.0974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87303" calcext:value-type="float">
            <text:p>1442780106.87303</text:p>
          </table:table-cell>
          <table:table-cell table:formula="of:=[.G31]-[.$B31]" office:value-type="float" office:value="0.775585174560547" calcext:value-type="float">
            <text:p>0.7755851746</text:p>
          </table:table-cell>
          <table:table-cell/>
          <table:table-cell office:value-type="float" office:value="1442780106.87319" calcext:value-type="float">
            <text:p>1442780106.87319</text:p>
          </table:table-cell>
          <table:table-cell table:formula="of:=[.J31]-[.$B31]" office:value-type="float" office:value="0.775749444961548" calcext:value-type="float">
            <text:p>0.7757494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80106.15825" calcext:value-type="float">
            <text:p>1442780106.1582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91465" calcext:value-type="float">
            <text:p>1442780106.91465</text:p>
          </table:table-cell>
          <table:table-cell table:formula="of:=[.G32]-[.$B32]" office:value-type="float" office:value="0.75640606880188" calcext:value-type="float">
            <text:p>0.7564060688</text:p>
          </table:table-cell>
          <table:table-cell/>
          <table:table-cell office:value-type="float" office:value="1442780106.91474" calcext:value-type="float">
            <text:p>1442780106.91474</text:p>
          </table:table-cell>
          <table:table-cell table:formula="of:=[.J32]-[.$B32]" office:value-type="float" office:value="0.756493806838989" calcext:value-type="float">
            <text:p>0.756493806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80106.21898" calcext:value-type="float">
            <text:p>1442780106.2189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6.97511" calcext:value-type="float">
            <text:p>1442780106.97511</text:p>
          </table:table-cell>
          <table:table-cell table:formula="of:=[.G33]-[.$B33]" office:value-type="float" office:value="0.756136655807495" calcext:value-type="float">
            <text:p>0.7561366558</text:p>
          </table:table-cell>
          <table:table-cell/>
          <table:table-cell office:value-type="float" office:value="1442780106.97525" calcext:value-type="float">
            <text:p>1442780106.97525</text:p>
          </table:table-cell>
          <table:table-cell table:formula="of:=[.J33]-[.$B33]" office:value-type="float" office:value="0.756270885467529" calcext:value-type="float">
            <text:p>0.75627088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80106.27978" calcext:value-type="float">
            <text:p>1442780106.2797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07399" calcext:value-type="float">
            <text:p>1442780107.07399</text:p>
          </table:table-cell>
          <table:table-cell table:formula="of:=[.G34]-[.$B34]" office:value-type="float" office:value="0.794209957122803" calcext:value-type="float">
            <text:p>0.7942099571</text:p>
          </table:table-cell>
          <table:table-cell/>
          <table:table-cell office:value-type="float" office:value="1442780107.07414" calcext:value-type="float">
            <text:p>1442780107.07414</text:p>
          </table:table-cell>
          <table:table-cell table:formula="of:=[.J34]-[.$B34]" office:value-type="float" office:value="0.794361591339111" calcext:value-type="float">
            <text:p>0.794361591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80106.34049" calcext:value-type="float">
            <text:p>1442780106.3404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13434" calcext:value-type="float">
            <text:p>1442780107.13434</text:p>
          </table:table-cell>
          <table:table-cell table:formula="of:=[.G35]-[.$B35]" office:value-type="float" office:value="0.793848276138306" calcext:value-type="float">
            <text:p>0.7938482761</text:p>
          </table:table-cell>
          <table:table-cell/>
          <table:table-cell office:value-type="float" office:value="1442780110.02756" calcext:value-type="float">
            <text:p>1442780110.02756</text:p>
          </table:table-cell>
          <table:table-cell table:formula="of:=[.J35]-[.$B35]" office:value-type="float" office:value="3.68706774711609" calcext:value-type="float">
            <text:p>3.687067747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80106.40121" calcext:value-type="float">
            <text:p>1442780106.4012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25554" calcext:value-type="float">
            <text:p>1442780107.25554</text:p>
          </table:table-cell>
          <table:table-cell table:formula="of:=[.G36]-[.$B36]" office:value-type="float" office:value="0.85432767868042" calcext:value-type="float">
            <text:p>0.8543276787</text:p>
          </table:table-cell>
          <table:table-cell/>
          <table:table-cell office:value-type="float" office:value="1442780110.05508" calcext:value-type="float">
            <text:p>1442780110.05508</text:p>
          </table:table-cell>
          <table:table-cell table:formula="of:=[.J36]-[.$B36]" office:value-type="float" office:value="3.6538667678833" calcext:value-type="float">
            <text:p>3.653866767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80106.46193" calcext:value-type="float">
            <text:p>1442780106.4619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33521" calcext:value-type="float">
            <text:p>1442780107.33521</text:p>
          </table:table-cell>
          <table:table-cell table:formula="of:=[.G37]-[.$B37]" office:value-type="float" office:value="0.873277425765991" calcext:value-type="float">
            <text:p>0.8732774258</text:p>
          </table:table-cell>
          <table:table-cell/>
          <table:table-cell office:value-type="float" office:value="1442780110.0826" calcext:value-type="float">
            <text:p>1442780110.0826</text:p>
          </table:table-cell>
          <table:table-cell table:formula="of:=[.J37]-[.$B37]" office:value-type="float" office:value="3.6206693649292" calcext:value-type="float">
            <text:p>3.620669364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80106.5226" calcext:value-type="float">
            <text:p>1442780106.522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41451" calcext:value-type="float">
            <text:p>1442780107.41451</text:p>
          </table:table-cell>
          <table:table-cell table:formula="of:=[.G38]-[.$B38]" office:value-type="float" office:value="0.891911745071411" calcext:value-type="float">
            <text:p>0.8919117451</text:p>
          </table:table-cell>
          <table:table-cell/>
          <table:table-cell office:value-type="float" office:value="1442780110.11013" calcext:value-type="float">
            <text:p>1442780110.11013</text:p>
          </table:table-cell>
          <table:table-cell table:formula="of:=[.J38]-[.$B38]" office:value-type="float" office:value="3.58753037452698" calcext:value-type="float">
            <text:p>3.587530374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80106.58329" calcext:value-type="float">
            <text:p>1442780106.5832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48191" calcext:value-type="float">
            <text:p>1442780107.48191</text:p>
          </table:table-cell>
          <table:table-cell table:formula="of:=[.G39]-[.$B39]" office:value-type="float" office:value="0.898622512817383" calcext:value-type="float">
            <text:p>0.8986225128</text:p>
          </table:table-cell>
          <table:table-cell/>
          <table:table-cell office:value-type="float" office:value="1442780110.13769" calcext:value-type="float">
            <text:p>1442780110.13769</text:p>
          </table:table-cell>
          <table:table-cell table:formula="of:=[.J39]-[.$B39]" office:value-type="float" office:value="3.55440092086792" calcext:value-type="float">
            <text:p>3.554400920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80106.64402" calcext:value-type="float">
            <text:p>1442780106.6440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54921" calcext:value-type="float">
            <text:p>1442780107.54921</text:p>
          </table:table-cell>
          <table:table-cell table:formula="of:=[.G40]-[.$B40]" office:value-type="float" office:value="0.905190229415894" calcext:value-type="float">
            <text:p>0.9051902294</text:p>
          </table:table-cell>
          <table:table-cell/>
          <table:table-cell office:value-type="float" office:value="1442780110.16522" calcext:value-type="float">
            <text:p>1442780110.16522</text:p>
          </table:table-cell>
          <table:table-cell table:formula="of:=[.J40]-[.$B40]" office:value-type="float" office:value="3.5211935043335" calcext:value-type="float">
            <text:p>3.521193504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80106.70475" calcext:value-type="float">
            <text:p>1442780106.7047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62992" calcext:value-type="float">
            <text:p>1442780107.62992</text:p>
          </table:table-cell>
          <table:table-cell table:formula="of:=[.G41]-[.$B41]" office:value-type="float" office:value="0.925168037414551" calcext:value-type="float">
            <text:p>0.9251680374</text:p>
          </table:table-cell>
          <table:table-cell/>
          <table:table-cell office:value-type="float" office:value="1442780110.19272" calcext:value-type="float">
            <text:p>1442780110.19272</text:p>
          </table:table-cell>
          <table:table-cell table:formula="of:=[.J41]-[.$B41]" office:value-type="float" office:value="3.4879686832428" calcext:value-type="float">
            <text:p>3.487968683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80106.76554" calcext:value-type="float">
            <text:p>1442780106.7655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69789" calcext:value-type="float">
            <text:p>1442780107.69789</text:p>
          </table:table-cell>
          <table:table-cell table:formula="of:=[.G42]-[.$B42]" office:value-type="float" office:value="0.932350635528564" calcext:value-type="float">
            <text:p>0.9323506355</text:p>
          </table:table-cell>
          <table:table-cell/>
          <table:table-cell office:value-type="float" office:value="1442780110.22023" calcext:value-type="float">
            <text:p>1442780110.22023</text:p>
          </table:table-cell>
          <table:table-cell table:formula="of:=[.J42]-[.$B42]" office:value-type="float" office:value="3.45469331741333" calcext:value-type="float">
            <text:p>3.454693317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80106.82626" calcext:value-type="float">
            <text:p>1442780106.8262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77859" calcext:value-type="float">
            <text:p>1442780107.77859</text:p>
          </table:table-cell>
          <table:table-cell table:formula="of:=[.G43]-[.$B43]" office:value-type="float" office:value="0.952326774597168" calcext:value-type="float">
            <text:p>0.9523267746</text:p>
          </table:table-cell>
          <table:table-cell/>
          <table:table-cell office:value-type="float" office:value="1442780110.24773" calcext:value-type="float">
            <text:p>1442780110.24773</text:p>
          </table:table-cell>
          <table:table-cell table:formula="of:=[.J43]-[.$B43]" office:value-type="float" office:value="3.42147254943848" calcext:value-type="float">
            <text:p>3.421472549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80106.88691" calcext:value-type="float">
            <text:p>1442780106.8869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89955" calcext:value-type="float">
            <text:p>1442780107.89955</text:p>
          </table:table-cell>
          <table:table-cell table:formula="of:=[.G44]-[.$B44]" office:value-type="float" office:value="1.01263904571533" calcext:value-type="float">
            <text:p>1.0126390457</text:p>
          </table:table-cell>
          <table:table-cell/>
          <table:table-cell office:value-type="float" office:value="1442780110.27524" calcext:value-type="float">
            <text:p>1442780110.27524</text:p>
          </table:table-cell>
          <table:table-cell table:formula="of:=[.J44]-[.$B44]" office:value-type="float" office:value="3.38833403587341" calcext:value-type="float">
            <text:p>3.388334035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80106.94757" calcext:value-type="float">
            <text:p>1442780106.9475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07.96133" calcext:value-type="float">
            <text:p>1442780107.96133</text:p>
          </table:table-cell>
          <table:table-cell table:formula="of:=[.G45]-[.$B45]" office:value-type="float" office:value="1.01375651359558" calcext:value-type="float">
            <text:p>1.0137565136</text:p>
          </table:table-cell>
          <table:table-cell/>
          <table:table-cell office:value-type="float" office:value="1442780110.30275" calcext:value-type="float">
            <text:p>1442780110.30275</text:p>
          </table:table-cell>
          <table:table-cell table:formula="of:=[.J45]-[.$B45]" office:value-type="float" office:value="3.35517621040344" calcext:value-type="float">
            <text:p>3.355176210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80120.01132" calcext:value-type="float">
            <text:p>1442780120.0113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0.48563" calcext:value-type="float">
            <text:p>1442780120.48563</text:p>
          </table:table-cell>
          <table:table-cell table:formula="of:=[.G46]-[.$B46]" office:value-type="float" office:value="0.474317073822022" calcext:value-type="float">
            <text:p>0.4743170738</text:p>
          </table:table-cell>
          <table:table-cell/>
          <table:table-cell office:value-type="float" office:value="1442780120.48574" calcext:value-type="float">
            <text:p>1442780120.48574</text:p>
          </table:table-cell>
          <table:table-cell table:formula="of:=[.J46]-[.$B46]" office:value-type="float" office:value="0.474421501159668" calcext:value-type="float">
            <text:p>0.474421501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80120.09406" calcext:value-type="float">
            <text:p>1442780120.0940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0.60447" calcext:value-type="float">
            <text:p>1442780120.60447</text:p>
          </table:table-cell>
          <table:table-cell table:formula="of:=[.G47]-[.$B47]" office:value-type="float" office:value="0.510407686233521" calcext:value-type="float">
            <text:p>0.5104076862</text:p>
          </table:table-cell>
          <table:table-cell/>
          <table:table-cell office:value-type="float" office:value="1442780120.60457" calcext:value-type="float">
            <text:p>1442780120.60457</text:p>
          </table:table-cell>
          <table:table-cell table:formula="of:=[.J47]-[.$B47]" office:value-type="float" office:value="0.510514259338379" calcext:value-type="float">
            <text:p>0.510514259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80120.17678" calcext:value-type="float">
            <text:p>1442780120.1767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0.68684" calcext:value-type="float">
            <text:p>1442780120.68684</text:p>
          </table:table-cell>
          <table:table-cell table:formula="of:=[.G48]-[.$B48]" office:value-type="float" office:value="0.51006293296814" calcext:value-type="float">
            <text:p>0.510062933</text:p>
          </table:table-cell>
          <table:table-cell/>
          <table:table-cell office:value-type="float" office:value="1442780120.68697" calcext:value-type="float">
            <text:p>1442780120.68697</text:p>
          </table:table-cell>
          <table:table-cell table:formula="of:=[.J48]-[.$B48]" office:value-type="float" office:value="0.510192632675171" calcext:value-type="float">
            <text:p>0.510192632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80120.25951" calcext:value-type="float">
            <text:p>1442780120.2595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0.73409" calcext:value-type="float">
            <text:p>1442780120.73409</text:p>
          </table:table-cell>
          <table:table-cell table:formula="of:=[.G49]-[.$B49]" office:value-type="float" office:value="0.474579334259033" calcext:value-type="float">
            <text:p>0.4745793343</text:p>
          </table:table-cell>
          <table:table-cell/>
          <table:table-cell office:value-type="float" office:value="1442780120.73423" calcext:value-type="float">
            <text:p>1442780120.73423</text:p>
          </table:table-cell>
          <table:table-cell table:formula="of:=[.J49]-[.$B49]" office:value-type="float" office:value="0.474715232849121" calcext:value-type="float">
            <text:p>0.474715232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80120.34221" calcext:value-type="float">
            <text:p>1442780120.3422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0.89975" calcext:value-type="float">
            <text:p>1442780120.89975</text:p>
          </table:table-cell>
          <table:table-cell table:formula="of:=[.G50]-[.$B50]" office:value-type="float" office:value="0.55754542350769" calcext:value-type="float">
            <text:p>0.5575454235</text:p>
          </table:table-cell>
          <table:table-cell/>
          <table:table-cell office:value-type="float" office:value="1442780120.8999" calcext:value-type="float">
            <text:p>1442780120.8999</text:p>
          </table:table-cell>
          <table:table-cell table:formula="of:=[.J50]-[.$B50]" office:value-type="float" office:value="0.557697057723999" calcext:value-type="float">
            <text:p>0.557697057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80120.42492" calcext:value-type="float">
            <text:p>1442780120.4249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0.98219" calcext:value-type="float">
            <text:p>1442780120.98219</text:p>
          </table:table-cell>
          <table:table-cell table:formula="of:=[.G51]-[.$B51]" office:value-type="float" office:value="0.557267665863037" calcext:value-type="float">
            <text:p>0.5572676659</text:p>
          </table:table-cell>
          <table:table-cell/>
          <table:table-cell office:value-type="float" office:value="1442780120.9823" calcext:value-type="float">
            <text:p>1442780120.9823</text:p>
          </table:table-cell>
          <table:table-cell table:formula="of:=[.J51]-[.$B51]" office:value-type="float" office:value="0.55738091468811" calcext:value-type="float">
            <text:p>0.557380914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80120.50775" calcext:value-type="float">
            <text:p>1442780120.5077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1.02768" calcext:value-type="float">
            <text:p>1442780121.02768</text:p>
          </table:table-cell>
          <table:table-cell table:formula="of:=[.G52]-[.$B52]" office:value-type="float" office:value="0.519937753677368" calcext:value-type="float">
            <text:p>0.5199377537</text:p>
          </table:table-cell>
          <table:table-cell/>
          <table:table-cell office:value-type="float" office:value="1442780121.02782" calcext:value-type="float">
            <text:p>1442780121.02782</text:p>
          </table:table-cell>
          <table:table-cell table:formula="of:=[.J52]-[.$B52]" office:value-type="float" office:value="0.520077228546143" calcext:value-type="float">
            <text:p>0.520077228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80120.5904" calcext:value-type="float">
            <text:p>1442780120.590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1.14767" calcext:value-type="float">
            <text:p>1442780121.14767</text:p>
          </table:table-cell>
          <table:table-cell table:formula="of:=[.G53]-[.$B53]" office:value-type="float" office:value="0.557268857955933" calcext:value-type="float">
            <text:p>0.557268858</text:p>
          </table:table-cell>
          <table:table-cell/>
          <table:table-cell office:value-type="float" office:value="1442780121.14781" calcext:value-type="float">
            <text:p>1442780121.14781</text:p>
          </table:table-cell>
          <table:table-cell table:formula="of:=[.J53]-[.$B53]" office:value-type="float" office:value="0.557403802871704" calcext:value-type="float">
            <text:p>0.557403802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80120.67313" calcext:value-type="float">
            <text:p>1442780120.6731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1.22925" calcext:value-type="float">
            <text:p>1442780121.22925</text:p>
          </table:table-cell>
          <table:table-cell table:formula="of:=[.G54]-[.$B54]" office:value-type="float" office:value="0.556118726730347" calcext:value-type="float">
            <text:p>0.5561187267</text:p>
          </table:table-cell>
          <table:table-cell/>
          <table:table-cell office:value-type="float" office:value="1442780121.22942" calcext:value-type="float">
            <text:p>1442780121.22942</text:p>
          </table:table-cell>
          <table:table-cell table:formula="of:=[.J54]-[.$B54]" office:value-type="float" office:value="0.556282520294189" calcext:value-type="float">
            <text:p>0.556282520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80120.75577" calcext:value-type="float">
            <text:p>1442780120.7557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1.31338" calcext:value-type="float">
            <text:p>1442780121.31338</text:p>
          </table:table-cell>
          <table:table-cell table:formula="of:=[.G55]-[.$B55]" office:value-type="float" office:value="0.557608366012573" calcext:value-type="float">
            <text:p>0.557608366</text:p>
          </table:table-cell>
          <table:table-cell/>
          <table:table-cell office:value-type="float" office:value="1442780121.31347" calcext:value-type="float">
            <text:p>1442780121.31347</text:p>
          </table:table-cell>
          <table:table-cell table:formula="of:=[.J55]-[.$B55]" office:value-type="float" office:value="0.55769944190979" calcext:value-type="float">
            <text:p>0.557699441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80120.83863" calcext:value-type="float">
            <text:p>1442780120.8386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1.396" calcext:value-type="float">
            <text:p>1442780121.396</text:p>
          </table:table-cell>
          <table:table-cell table:formula="of:=[.G56]-[.$B56]" office:value-type="float" office:value="0.557364702224731" calcext:value-type="float">
            <text:p>0.5573647022</text:p>
          </table:table-cell>
          <table:table-cell/>
          <table:table-cell office:value-type="float" office:value="1442780121.3961" calcext:value-type="float">
            <text:p>1442780121.3961</text:p>
          </table:table-cell>
          <table:table-cell table:formula="of:=[.J56]-[.$B56]" office:value-type="float" office:value="0.557464838027954" calcext:value-type="float">
            <text:p>0.55746483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80120.92141" calcext:value-type="float">
            <text:p>1442780120.9214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1.51414" calcext:value-type="float">
            <text:p>1442780121.51414</text:p>
          </table:table-cell>
          <table:table-cell table:formula="of:=[.G57]-[.$B57]" office:value-type="float" office:value="0.592729806900024" calcext:value-type="float">
            <text:p>0.5927298069</text:p>
          </table:table-cell>
          <table:table-cell/>
          <table:table-cell office:value-type="float" office:value="1442780121.51429" calcext:value-type="float">
            <text:p>1442780121.51429</text:p>
          </table:table-cell>
          <table:table-cell table:formula="of:=[.J57]-[.$B57]" office:value-type="float" office:value="0.592873334884644" calcext:value-type="float">
            <text:p>0.592873334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80121.00407" calcext:value-type="float">
            <text:p>1442780121.0040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1.62864" calcext:value-type="float">
            <text:p>1442780121.62864</text:p>
          </table:table-cell>
          <table:table-cell table:formula="of:=[.G58]-[.$B58]" office:value-type="float" office:value="0.62457013130188" calcext:value-type="float">
            <text:p>0.6245701313</text:p>
          </table:table-cell>
          <table:table-cell/>
          <table:table-cell office:value-type="float" office:value="1442780121.6288" calcext:value-type="float">
            <text:p>1442780121.6288</text:p>
          </table:table-cell>
          <table:table-cell table:formula="of:=[.J58]-[.$B58]" office:value-type="float" office:value="0.624724626541138" calcext:value-type="float">
            <text:p>0.624724626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80121.08169" calcext:value-type="float">
            <text:p>1442780121.0816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1.70615" calcext:value-type="float">
            <text:p>1442780121.70615</text:p>
          </table:table-cell>
          <table:table-cell table:formula="of:=[.G59]-[.$B59]" office:value-type="float" office:value="0.624457597732544" calcext:value-type="float">
            <text:p>0.6244575977</text:p>
          </table:table-cell>
          <table:table-cell/>
          <table:table-cell office:value-type="float" office:value="1442780121.70626" calcext:value-type="float">
            <text:p>1442780121.70626</text:p>
          </table:table-cell>
          <table:table-cell table:formula="of:=[.J59]-[.$B59]" office:value-type="float" office:value="0.624562978744507" calcext:value-type="float">
            <text:p>0.624562978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80121.15931" calcext:value-type="float">
            <text:p>1442780121.1593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1.78402" calcext:value-type="float">
            <text:p>1442780121.78402</text:p>
          </table:table-cell>
          <table:table-cell table:formula="of:=[.G60]-[.$B60]" office:value-type="float" office:value="0.624715089797974" calcext:value-type="float">
            <text:p>0.6247150898</text:p>
          </table:table-cell>
          <table:table-cell/>
          <table:table-cell office:value-type="float" office:value="1442780121.78424" calcext:value-type="float">
            <text:p>1442780121.78424</text:p>
          </table:table-cell>
          <table:table-cell table:formula="of:=[.J60]-[.$B60]" office:value-type="float" office:value="0.62493109703064" calcext:value-type="float">
            <text:p>0.62493109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80121.23692" calcext:value-type="float">
            <text:p>1442780121.2369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1.86165" calcext:value-type="float">
            <text:p>1442780121.86165</text:p>
          </table:table-cell>
          <table:table-cell table:formula="of:=[.G61]-[.$B61]" office:value-type="float" office:value="0.624733209609985" calcext:value-type="float">
            <text:p>0.6247332096</text:p>
          </table:table-cell>
          <table:table-cell/>
          <table:table-cell office:value-type="float" office:value="1442780121.86181" calcext:value-type="float">
            <text:p>1442780121.86181</text:p>
          </table:table-cell>
          <table:table-cell table:formula="of:=[.J61]-[.$B61]" office:value-type="float" office:value="0.624885320663452" calcext:value-type="float">
            <text:p>0.624885320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80121.31452" calcext:value-type="float">
            <text:p>1442780121.3145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1.93887" calcext:value-type="float">
            <text:p>1442780121.93887</text:p>
          </table:table-cell>
          <table:table-cell table:formula="of:=[.G62]-[.$B62]" office:value-type="float" office:value="0.624344348907471" calcext:value-type="float">
            <text:p>0.6243443489</text:p>
          </table:table-cell>
          <table:table-cell/>
          <table:table-cell office:value-type="float" office:value="1442780121.93903" calcext:value-type="float">
            <text:p>1442780121.93903</text:p>
          </table:table-cell>
          <table:table-cell table:formula="of:=[.J62]-[.$B62]" office:value-type="float" office:value="0.624509811401367" calcext:value-type="float">
            <text:p>0.624509811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80121.39212" calcext:value-type="float">
            <text:p>1442780121.3921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0168" calcext:value-type="float">
            <text:p>1442780122.0168</text:p>
          </table:table-cell>
          <table:table-cell table:formula="of:=[.G63]-[.$B63]" office:value-type="float" office:value="0.624679565429688" calcext:value-type="float">
            <text:p>0.6246795654</text:p>
          </table:table-cell>
          <table:table-cell/>
          <table:table-cell office:value-type="float" office:value="1442780122.01692" calcext:value-type="float">
            <text:p>1442780122.01692</text:p>
          </table:table-cell>
          <table:table-cell table:formula="of:=[.J63]-[.$B63]" office:value-type="float" office:value="0.624803781509399" calcext:value-type="float">
            <text:p>0.624803781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80121.46973" calcext:value-type="float">
            <text:p>1442780121.4697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09448" calcext:value-type="float">
            <text:p>1442780122.09448</text:p>
          </table:table-cell>
          <table:table-cell table:formula="of:=[.G64]-[.$B64]" office:value-type="float" office:value="0.624749660491943" calcext:value-type="float">
            <text:p>0.6247496605</text:p>
          </table:table-cell>
          <table:table-cell/>
          <table:table-cell office:value-type="float" office:value="1442780122.09459" calcext:value-type="float">
            <text:p>1442780122.09459</text:p>
          </table:table-cell>
          <table:table-cell table:formula="of:=[.J64]-[.$B64]" office:value-type="float" office:value="0.624868392944336" calcext:value-type="float">
            <text:p>0.624868392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80121.5473" calcext:value-type="float">
            <text:p>1442780121.547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17199" calcext:value-type="float">
            <text:p>1442780122.17199</text:p>
          </table:table-cell>
          <table:table-cell table:formula="of:=[.G65]-[.$B65]" office:value-type="float" office:value="0.624694585800171" calcext:value-type="float">
            <text:p>0.6246945858</text:p>
          </table:table-cell>
          <table:table-cell/>
          <table:table-cell office:value-type="float" office:value="1442780122.17212" calcext:value-type="float">
            <text:p>1442780122.17212</text:p>
          </table:table-cell>
          <table:table-cell table:formula="of:=[.J65]-[.$B65]" office:value-type="float" office:value="0.624817848205566" calcext:value-type="float">
            <text:p>0.624817848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80121.62482" calcext:value-type="float">
            <text:p>1442780121.6248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2956" calcext:value-type="float">
            <text:p>1442780122.2956</text:p>
          </table:table-cell>
          <table:table-cell table:formula="of:=[.G66]-[.$B66]" office:value-type="float" office:value="0.670784950256348" calcext:value-type="float">
            <text:p>0.6707849503</text:p>
          </table:table-cell>
          <table:table-cell/>
          <table:table-cell office:value-type="float" office:value="1442780122.2957" calcext:value-type="float">
            <text:p>1442780122.2957</text:p>
          </table:table-cell>
          <table:table-cell table:formula="of:=[.J66]-[.$B66]" office:value-type="float" office:value="0.670886993408203" calcext:value-type="float">
            <text:p>0.670886993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80121.70251" calcext:value-type="float">
            <text:p>1442780121.7025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403" calcext:value-type="float">
            <text:p>1442780122.403</text:p>
          </table:table-cell>
          <table:table-cell table:formula="of:=[.G67]-[.$B67]" office:value-type="float" office:value="0.70048999786377" calcext:value-type="float">
            <text:p>0.7004899979</text:p>
          </table:table-cell>
          <table:table-cell/>
          <table:table-cell office:value-type="float" office:value="1442780122.40323" calcext:value-type="float">
            <text:p>1442780122.40323</text:p>
          </table:table-cell>
          <table:table-cell table:formula="of:=[.J67]-[.$B67]" office:value-type="float" office:value="0.700721740722656" calcext:value-type="float">
            <text:p>0.700721740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80121.78003" calcext:value-type="float">
            <text:p>1442780121.7800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46745" calcext:value-type="float">
            <text:p>1442780122.46745</text:p>
          </table:table-cell>
          <table:table-cell table:formula="of:=[.G68]-[.$B68]" office:value-type="float" office:value="0.687411785125732" calcext:value-type="float">
            <text:p>0.6874117851</text:p>
          </table:table-cell>
          <table:table-cell/>
          <table:table-cell office:value-type="float" office:value="1442780122.46753" calcext:value-type="float">
            <text:p>1442780122.46753</text:p>
          </table:table-cell>
          <table:table-cell table:formula="of:=[.J68]-[.$B68]" office:value-type="float" office:value="0.687498807907105" calcext:value-type="float">
            <text:p>0.687498807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80121.85769" calcext:value-type="float">
            <text:p>1442780121.8576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53231" calcext:value-type="float">
            <text:p>1442780122.53231</text:p>
          </table:table-cell>
          <table:table-cell table:formula="of:=[.G69]-[.$B69]" office:value-type="float" office:value="0.674620866775513" calcext:value-type="float">
            <text:p>0.6746208668</text:p>
          </table:table-cell>
          <table:table-cell/>
          <table:table-cell office:value-type="float" office:value="1442780122.53242" calcext:value-type="float">
            <text:p>1442780122.53242</text:p>
          </table:table-cell>
          <table:table-cell table:formula="of:=[.J69]-[.$B69]" office:value-type="float" office:value="0.674723386764526" calcext:value-type="float">
            <text:p>0.67472338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80121.9353" calcext:value-type="float">
            <text:p>1442780121.935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59699" calcext:value-type="float">
            <text:p>1442780122.59699</text:p>
          </table:table-cell>
          <table:table-cell table:formula="of:=[.G70]-[.$B70]" office:value-type="float" office:value="0.661692380905151" calcext:value-type="float">
            <text:p>0.6616923809</text:p>
          </table:table-cell>
          <table:table-cell/>
          <table:table-cell office:value-type="float" office:value="1442780122.59708" calcext:value-type="float">
            <text:p>1442780122.59708</text:p>
          </table:table-cell>
          <table:table-cell table:formula="of:=[.J70]-[.$B70]" office:value-type="float" office:value="0.661777496337891" calcext:value-type="float">
            <text:p>0.661777496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80122.01108" calcext:value-type="float">
            <text:p>1442780122.0110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66193" calcext:value-type="float">
            <text:p>1442780122.66193</text:p>
          </table:table-cell>
          <table:table-cell table:formula="of:=[.G71]-[.$B71]" office:value-type="float" office:value="0.650846242904663" calcext:value-type="float">
            <text:p>0.6508462429</text:p>
          </table:table-cell>
          <table:table-cell/>
          <table:table-cell office:value-type="float" office:value="1442780122.66207" calcext:value-type="float">
            <text:p>1442780122.66207</text:p>
          </table:table-cell>
          <table:table-cell table:formula="of:=[.J71]-[.$B71]" office:value-type="float" office:value="0.650991439819336" calcext:value-type="float">
            <text:p>0.650991439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80122.07582" calcext:value-type="float">
            <text:p>1442780122.0758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72651" calcext:value-type="float">
            <text:p>1442780122.72651</text:p>
          </table:table-cell>
          <table:table-cell table:formula="of:=[.G72]-[.$B72]" office:value-type="float" office:value="0.650689840316772" calcext:value-type="float">
            <text:p>0.6506898403</text:p>
          </table:table-cell>
          <table:table-cell/>
          <table:table-cell office:value-type="float" office:value="1442780122.72661" calcext:value-type="float">
            <text:p>1442780122.72661</text:p>
          </table:table-cell>
          <table:table-cell table:formula="of:=[.J72]-[.$B72]" office:value-type="float" office:value="0.650789022445679" calcext:value-type="float">
            <text:p>0.650789022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80122.14057" calcext:value-type="float">
            <text:p>1442780122.1405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79118" calcext:value-type="float">
            <text:p>1442780122.79118</text:p>
          </table:table-cell>
          <table:table-cell table:formula="of:=[.G73]-[.$B73]" office:value-type="float" office:value="0.65060305595398" calcext:value-type="float">
            <text:p>0.650603056</text:p>
          </table:table-cell>
          <table:table-cell/>
          <table:table-cell office:value-type="float" office:value="1442780122.79131" calcext:value-type="float">
            <text:p>1442780122.79131</text:p>
          </table:table-cell>
          <table:table-cell table:formula="of:=[.J73]-[.$B73]" office:value-type="float" office:value="0.650737762451172" calcext:value-type="float">
            <text:p>0.65073776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80122.20531" calcext:value-type="float">
            <text:p>1442780122.2053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85624" calcext:value-type="float">
            <text:p>1442780122.85624</text:p>
          </table:table-cell>
          <table:table-cell table:formula="of:=[.G74]-[.$B74]" office:value-type="float" office:value="0.650923728942871" calcext:value-type="float">
            <text:p>0.6509237289</text:p>
          </table:table-cell>
          <table:table-cell/>
          <table:table-cell office:value-type="float" office:value="1442780122.85635" calcext:value-type="float">
            <text:p>1442780122.85635</text:p>
          </table:table-cell>
          <table:table-cell table:formula="of:=[.J74]-[.$B74]" office:value-type="float" office:value="0.651036977767944" calcext:value-type="float">
            <text:p>0.651036977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80122.2701" calcext:value-type="float">
            <text:p>1442780122.270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2.98522" calcext:value-type="float">
            <text:p>1442780122.98522</text:p>
          </table:table-cell>
          <table:table-cell table:formula="of:=[.G75]-[.$B75]" office:value-type="float" office:value="0.715113401412964" calcext:value-type="float">
            <text:p>0.7151134014</text:p>
          </table:table-cell>
          <table:table-cell/>
          <table:table-cell office:value-type="float" office:value="1442780122.98538" calcext:value-type="float">
            <text:p>1442780122.98538</text:p>
          </table:table-cell>
          <table:table-cell table:formula="of:=[.J75]-[.$B75]" office:value-type="float" office:value="0.715274333953857" calcext:value-type="float">
            <text:p>0.71527433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80122.33464" calcext:value-type="float">
            <text:p>1442780122.3346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04992" calcext:value-type="float">
            <text:p>1442780123.04992</text:p>
          </table:table-cell>
          <table:table-cell table:formula="of:=[.G76]-[.$B76]" office:value-type="float" office:value="0.715279102325439" calcext:value-type="float">
            <text:p>0.7152791023</text:p>
          </table:table-cell>
          <table:table-cell/>
          <table:table-cell office:value-type="float" office:value="1442780123.0502" calcext:value-type="float">
            <text:p>1442780123.0502</text:p>
          </table:table-cell>
          <table:table-cell table:formula="of:=[.J76]-[.$B76]" office:value-type="float" office:value="0.715559244155884" calcext:value-type="float">
            <text:p>0.715559244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80122.39935" calcext:value-type="float">
            <text:p>1442780122.3993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11467" calcext:value-type="float">
            <text:p>1442780123.11467</text:p>
          </table:table-cell>
          <table:table-cell table:formula="of:=[.G77]-[.$B77]" office:value-type="float" office:value="0.715312242507935" calcext:value-type="float">
            <text:p>0.7153122425</text:p>
          </table:table-cell>
          <table:table-cell/>
          <table:table-cell office:value-type="float" office:value="1442780123.11482" calcext:value-type="float">
            <text:p>1442780123.11482</text:p>
          </table:table-cell>
          <table:table-cell table:formula="of:=[.J77]-[.$B77]" office:value-type="float" office:value="0.715469121932983" calcext:value-type="float">
            <text:p>0.715469121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80122.46407" calcext:value-type="float">
            <text:p>1442780122.4640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17957" calcext:value-type="float">
            <text:p>1442780123.17957</text:p>
          </table:table-cell>
          <table:table-cell table:formula="of:=[.G78]-[.$B78]" office:value-type="float" office:value="0.715498208999634" calcext:value-type="float">
            <text:p>0.715498209</text:p>
          </table:table-cell>
          <table:table-cell/>
          <table:table-cell office:value-type="float" office:value="1442780123.17976" calcext:value-type="float">
            <text:p>1442780123.17976</text:p>
          </table:table-cell>
          <table:table-cell table:formula="of:=[.J78]-[.$B78]" office:value-type="float" office:value="0.71569299697876" calcext:value-type="float">
            <text:p>0.71569299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80122.52882" calcext:value-type="float">
            <text:p>1442780122.5288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24464" calcext:value-type="float">
            <text:p>1442780123.24464</text:p>
          </table:table-cell>
          <table:table-cell table:formula="of:=[.G79]-[.$B79]" office:value-type="float" office:value="0.715819358825684" calcext:value-type="float">
            <text:p>0.7158193588</text:p>
          </table:table-cell>
          <table:table-cell/>
          <table:table-cell office:value-type="float" office:value="1442780123.24475" calcext:value-type="float">
            <text:p>1442780123.24475</text:p>
          </table:table-cell>
          <table:table-cell table:formula="of:=[.J79]-[.$B79]" office:value-type="float" office:value="0.715928077697754" calcext:value-type="float">
            <text:p>0.71592807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80122.59356" calcext:value-type="float">
            <text:p>1442780122.5935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30926" calcext:value-type="float">
            <text:p>1442780123.30926</text:p>
          </table:table-cell>
          <table:table-cell table:formula="of:=[.G80]-[.$B80]" office:value-type="float" office:value="0.715694665908814" calcext:value-type="float">
            <text:p>0.7156946659</text:p>
          </table:table-cell>
          <table:table-cell/>
          <table:table-cell office:value-type="float" office:value="1442780123.30943" calcext:value-type="float">
            <text:p>1442780123.30943</text:p>
          </table:table-cell>
          <table:table-cell table:formula="of:=[.J80]-[.$B80]" office:value-type="float" office:value="0.715863704681397" calcext:value-type="float">
            <text:p>0.715863704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80122.65827" calcext:value-type="float">
            <text:p>1442780122.6582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37423" calcext:value-type="float">
            <text:p>1442780123.37423</text:p>
          </table:table-cell>
          <table:table-cell table:formula="of:=[.G81]-[.$B81]" office:value-type="float" office:value="0.715953350067139" calcext:value-type="float">
            <text:p>0.7159533501</text:p>
          </table:table-cell>
          <table:table-cell/>
          <table:table-cell office:value-type="float" office:value="1442780123.37437" calcext:value-type="float">
            <text:p>1442780123.37437</text:p>
          </table:table-cell>
          <table:table-cell table:formula="of:=[.J81]-[.$B81]" office:value-type="float" office:value="0.716099977493286" calcext:value-type="float">
            <text:p>0.716099977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80122.723" calcext:value-type="float">
            <text:p>1442780122.72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50631" calcext:value-type="float">
            <text:p>1442780123.50631</text:p>
          </table:table-cell>
          <table:table-cell table:formula="of:=[.G82]-[.$B82]" office:value-type="float" office:value="0.78331184387207" calcext:value-type="float">
            <text:p>0.7833118439</text:p>
          </table:table-cell>
          <table:table-cell/>
          <table:table-cell office:value-type="float" office:value="1442780123.50645" calcext:value-type="float">
            <text:p>1442780123.50645</text:p>
          </table:table-cell>
          <table:table-cell table:formula="of:=[.J82]-[.$B82]" office:value-type="float" office:value="0.783450126647949" calcext:value-type="float">
            <text:p>0.783450126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80122.78771" calcext:value-type="float">
            <text:p>1442780122.7877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57291" calcext:value-type="float">
            <text:p>1442780123.57291</text:p>
          </table:table-cell>
          <table:table-cell table:formula="of:=[.G83]-[.$B83]" office:value-type="float" office:value="0.785197734832764" calcext:value-type="float">
            <text:p>0.7851977348</text:p>
          </table:table-cell>
          <table:table-cell/>
          <table:table-cell office:value-type="float" office:value="1442780123.57306" calcext:value-type="float">
            <text:p>1442780123.57306</text:p>
          </table:table-cell>
          <table:table-cell table:formula="of:=[.J83]-[.$B83]" office:value-type="float" office:value="0.785348176956177" calcext:value-type="float">
            <text:p>0.78534817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80122.8525" calcext:value-type="float">
            <text:p>1442780122.852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63956" calcext:value-type="float">
            <text:p>1442780123.63956</text:p>
          </table:table-cell>
          <table:table-cell table:formula="of:=[.G84]-[.$B84]" office:value-type="float" office:value="0.787057399749756" calcext:value-type="float">
            <text:p>0.7870573997</text:p>
          </table:table-cell>
          <table:table-cell/>
          <table:table-cell office:value-type="float" office:value="1442780123.6398" calcext:value-type="float">
            <text:p>1442780123.6398</text:p>
          </table:table-cell>
          <table:table-cell table:formula="of:=[.J84]-[.$B84]" office:value-type="float" office:value="0.78729248046875" calcext:value-type="float">
            <text:p>0.787292480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80122.91725" calcext:value-type="float">
            <text:p>1442780122.9172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70639" calcext:value-type="float">
            <text:p>1442780123.70639</text:p>
          </table:table-cell>
          <table:table-cell table:formula="of:=[.G85]-[.$B85]" office:value-type="float" office:value="0.789140701293945" calcext:value-type="float">
            <text:p>0.7891407013</text:p>
          </table:table-cell>
          <table:table-cell/>
          <table:table-cell office:value-type="float" office:value="1442780123.70656" calcext:value-type="float">
            <text:p>1442780123.70656</text:p>
          </table:table-cell>
          <table:table-cell table:formula="of:=[.J85]-[.$B85]" office:value-type="float" office:value="0.789309978485107" calcext:value-type="float">
            <text:p>0.789309978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80122.98202" calcext:value-type="float">
            <text:p>1442780122.9820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7732" calcext:value-type="float">
            <text:p>1442780123.7732</text:p>
          </table:table-cell>
          <table:table-cell table:formula="of:=[.G86]-[.$B86]" office:value-type="float" office:value="0.791186571121216" calcext:value-type="float">
            <text:p>0.7911865711</text:p>
          </table:table-cell>
          <table:table-cell/>
          <table:table-cell office:value-type="float" office:value="1442780123.77332" calcext:value-type="float">
            <text:p>1442780123.77332</text:p>
          </table:table-cell>
          <table:table-cell table:formula="of:=[.J86]-[.$B86]" office:value-type="float" office:value="0.791306972503662" calcext:value-type="float">
            <text:p>0.791306972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80123.04762" calcext:value-type="float">
            <text:p>1442780123.0476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84006" calcext:value-type="float">
            <text:p>1442780123.84006</text:p>
          </table:table-cell>
          <table:table-cell table:formula="of:=[.G87]-[.$B87]" office:value-type="float" office:value="0.792437553405762" calcext:value-type="float">
            <text:p>0.7924375534</text:p>
          </table:table-cell>
          <table:table-cell/>
          <table:table-cell office:value-type="float" office:value="1442780123.84021" calcext:value-type="float">
            <text:p>1442780123.84021</text:p>
          </table:table-cell>
          <table:table-cell table:formula="of:=[.J87]-[.$B87]" office:value-type="float" office:value="0.792590856552124" calcext:value-type="float">
            <text:p>0.792590856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80123.1144" calcext:value-type="float">
            <text:p>1442780123.114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90671" calcext:value-type="float">
            <text:p>1442780123.90671</text:p>
          </table:table-cell>
          <table:table-cell table:formula="of:=[.G88]-[.$B88]" office:value-type="float" office:value="0.792316675186157" calcext:value-type="float">
            <text:p>0.7923166752</text:p>
          </table:table-cell>
          <table:table-cell/>
          <table:table-cell office:value-type="float" office:value="1442780123.90688" calcext:value-type="float">
            <text:p>1442780123.90688</text:p>
          </table:table-cell>
          <table:table-cell table:formula="of:=[.J88]-[.$B88]" office:value-type="float" office:value="0.792487859725952" calcext:value-type="float">
            <text:p>0.792487859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80123.18114" calcext:value-type="float">
            <text:p>1442780123.1811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3.9737" calcext:value-type="float">
            <text:p>1442780123.9737</text:p>
          </table:table-cell>
          <table:table-cell table:formula="of:=[.G89]-[.$B89]" office:value-type="float" office:value="0.792556524276733" calcext:value-type="float">
            <text:p>0.7925565243</text:p>
          </table:table-cell>
          <table:table-cell/>
          <table:table-cell office:value-type="float" office:value="1442780123.97377" calcext:value-type="float">
            <text:p>1442780123.97377</text:p>
          </table:table-cell>
          <table:table-cell table:formula="of:=[.J89]-[.$B89]" office:value-type="float" office:value="0.792631387710571" calcext:value-type="float">
            <text:p>0.792631387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80123.2479" calcext:value-type="float">
            <text:p>1442780123.247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10672" calcext:value-type="float">
            <text:p>1442780124.10672</text:p>
          </table:table-cell>
          <table:table-cell table:formula="of:=[.G90]-[.$B90]" office:value-type="float" office:value="0.858821153640747" calcext:value-type="float">
            <text:p>0.8588211536</text:p>
          </table:table-cell>
          <table:table-cell/>
          <table:table-cell office:value-type="float" office:value="1442780124.10685" calcext:value-type="float">
            <text:p>1442780124.10685</text:p>
          </table:table-cell>
          <table:table-cell table:formula="of:=[.J90]-[.$B90]" office:value-type="float" office:value="0.858948945999146" calcext:value-type="float">
            <text:p>0.85894894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80123.31459" calcext:value-type="float">
            <text:p>1442780123.3145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17353" calcext:value-type="float">
            <text:p>1442780124.17353</text:p>
          </table:table-cell>
          <table:table-cell table:formula="of:=[.G91]-[.$B91]" office:value-type="float" office:value="0.858937501907349" calcext:value-type="float">
            <text:p>0.8589375019</text:p>
          </table:table-cell>
          <table:table-cell/>
          <table:table-cell office:value-type="float" office:value="1442780124.1737" calcext:value-type="float">
            <text:p>1442780124.1737</text:p>
          </table:table-cell>
          <table:table-cell table:formula="of:=[.J91]-[.$B91]" office:value-type="float" office:value="0.8591148853302" calcext:value-type="float">
            <text:p>0.859114885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80123.3813" calcext:value-type="float">
            <text:p>1442780123.381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24008" calcext:value-type="float">
            <text:p>1442780124.24008</text:p>
          </table:table-cell>
          <table:table-cell table:formula="of:=[.G92]-[.$B92]" office:value-type="float" office:value="0.858780145645142" calcext:value-type="float">
            <text:p>0.8587801456</text:p>
          </table:table-cell>
          <table:table-cell/>
          <table:table-cell office:value-type="float" office:value="1442780124.2402" calcext:value-type="float">
            <text:p>1442780124.2402</text:p>
          </table:table-cell>
          <table:table-cell table:formula="of:=[.J92]-[.$B92]" office:value-type="float" office:value="0.858901500701904" calcext:value-type="float">
            <text:p>0.858901500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80123.44798" calcext:value-type="float">
            <text:p>1442780123.4479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30674" calcext:value-type="float">
            <text:p>1442780124.30674</text:p>
          </table:table-cell>
          <table:table-cell table:formula="of:=[.G93]-[.$B93]" office:value-type="float" office:value="0.85876202583313" calcext:value-type="float">
            <text:p>0.8587620258</text:p>
          </table:table-cell>
          <table:table-cell/>
          <table:table-cell office:value-type="float" office:value="1442780124.30692" calcext:value-type="float">
            <text:p>1442780124.30692</text:p>
          </table:table-cell>
          <table:table-cell table:formula="of:=[.J93]-[.$B93]" office:value-type="float" office:value="0.858939409255981" calcext:value-type="float">
            <text:p>0.858939409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80123.51482" calcext:value-type="float">
            <text:p>1442780123.5148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37388" calcext:value-type="float">
            <text:p>1442780124.37388</text:p>
          </table:table-cell>
          <table:table-cell table:formula="of:=[.G94]-[.$B94]" office:value-type="float" office:value="0.859059810638428" calcext:value-type="float">
            <text:p>0.8590598106</text:p>
          </table:table-cell>
          <table:table-cell/>
          <table:table-cell office:value-type="float" office:value="1442780124.37399" calcext:value-type="float">
            <text:p>1442780124.37399</text:p>
          </table:table-cell>
          <table:table-cell table:formula="of:=[.J94]-[.$B94]" office:value-type="float" office:value="0.859173536300659" calcext:value-type="float">
            <text:p>0.859173536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80123.58158" calcext:value-type="float">
            <text:p>1442780123.5815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44039" calcext:value-type="float">
            <text:p>1442780124.44039</text:p>
          </table:table-cell>
          <table:table-cell table:formula="of:=[.G95]-[.$B95]" office:value-type="float" office:value="0.858809947967529" calcext:value-type="float">
            <text:p>0.858809948</text:p>
          </table:table-cell>
          <table:table-cell/>
          <table:table-cell office:value-type="float" office:value="1442780124.44054" calcext:value-type="float">
            <text:p>1442780124.44054</text:p>
          </table:table-cell>
          <table:table-cell table:formula="of:=[.J95]-[.$B95]" office:value-type="float" office:value="0.858962774276733" calcext:value-type="float">
            <text:p>0.858962774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80123.64835" calcext:value-type="float">
            <text:p>1442780123.6483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50741" calcext:value-type="float">
            <text:p>1442780124.50741</text:p>
          </table:table-cell>
          <table:table-cell table:formula="of:=[.G96]-[.$B96]" office:value-type="float" office:value="0.859066009521484" calcext:value-type="float">
            <text:p>0.8590660095</text:p>
          </table:table-cell>
          <table:table-cell/>
          <table:table-cell office:value-type="float" office:value="1442780124.50755" calcext:value-type="float">
            <text:p>1442780124.50755</text:p>
          </table:table-cell>
          <table:table-cell table:formula="of:=[.J96]-[.$B96]" office:value-type="float" office:value="0.859203100204468" calcext:value-type="float">
            <text:p>0.859203100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80123.71503" calcext:value-type="float">
            <text:p>1442780123.7150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57398" calcext:value-type="float">
            <text:p>1442780124.57398</text:p>
          </table:table-cell>
          <table:table-cell table:formula="of:=[.G97]-[.$B97]" office:value-type="float" office:value="0.858948945999146" calcext:value-type="float">
            <text:p>0.858948946</text:p>
          </table:table-cell>
          <table:table-cell/>
          <table:table-cell office:value-type="float" office:value="1442780124.57408" calcext:value-type="float">
            <text:p>1442780124.57408</text:p>
          </table:table-cell>
          <table:table-cell table:formula="of:=[.J97]-[.$B97]" office:value-type="float" office:value="0.859050512313843" calcext:value-type="float">
            <text:p>0.859050512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80123.78171" calcext:value-type="float">
            <text:p>1442780123.7817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70708" calcext:value-type="float">
            <text:p>1442780124.70708</text:p>
          </table:table-cell>
          <table:table-cell table:formula="of:=[.G98]-[.$B98]" office:value-type="float" office:value="0.925370931625366" calcext:value-type="float">
            <text:p>0.9253709316</text:p>
          </table:table-cell>
          <table:table-cell/>
          <table:table-cell office:value-type="float" office:value="1442780124.70721" calcext:value-type="float">
            <text:p>1442780124.70721</text:p>
          </table:table-cell>
          <table:table-cell table:formula="of:=[.J98]-[.$B98]" office:value-type="float" office:value="0.925495147705078" calcext:value-type="float">
            <text:p>0.925495147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80123.84843" calcext:value-type="float">
            <text:p>1442780123.8484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77387" calcext:value-type="float">
            <text:p>1442780124.77387</text:p>
          </table:table-cell>
          <table:table-cell table:formula="of:=[.G99]-[.$B99]" office:value-type="float" office:value="0.925438165664673" calcext:value-type="float">
            <text:p>0.9254381657</text:p>
          </table:table-cell>
          <table:table-cell/>
          <table:table-cell office:value-type="float" office:value="1442780124.77401" calcext:value-type="float">
            <text:p>1442780124.77401</text:p>
          </table:table-cell>
          <table:table-cell table:formula="of:=[.J99]-[.$B99]" office:value-type="float" office:value="0.925573110580444" calcext:value-type="float">
            <text:p>0.925573110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80123.91509" calcext:value-type="float">
            <text:p>1442780123.9150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84057" calcext:value-type="float">
            <text:p>1442780124.84057</text:p>
          </table:table-cell>
          <table:table-cell table:formula="of:=[.G100]-[.$B100]" office:value-type="float" office:value="0.925481796264648" calcext:value-type="float">
            <text:p>0.9254817963</text:p>
          </table:table-cell>
          <table:table-cell/>
          <table:table-cell office:value-type="float" office:value="1442780124.8408" calcext:value-type="float">
            <text:p>1442780124.8408</text:p>
          </table:table-cell>
          <table:table-cell table:formula="of:=[.J100]-[.$B100]" office:value-type="float" office:value="0.92571234703064" calcext:value-type="float">
            <text:p>0.92571234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80123.98183" calcext:value-type="float">
            <text:p>1442780123.9818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90745" calcext:value-type="float">
            <text:p>1442780124.90745</text:p>
          </table:table-cell>
          <table:table-cell table:formula="of:=[.G101]-[.$B101]" office:value-type="float" office:value="0.925625324249268" calcext:value-type="float">
            <text:p>0.9256253242</text:p>
          </table:table-cell>
          <table:table-cell/>
          <table:table-cell office:value-type="float" office:value="1442780124.90757" calcext:value-type="float">
            <text:p>1442780124.90757</text:p>
          </table:table-cell>
          <table:table-cell table:formula="of:=[.J101]-[.$B101]" office:value-type="float" office:value="0.925744771957397" calcext:value-type="float">
            <text:p>0.9257447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80124.0486" calcext:value-type="float">
            <text:p>1442780124.048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4.97438" calcext:value-type="float">
            <text:p>1442780124.97438</text:p>
          </table:table-cell>
          <table:table-cell table:formula="of:=[.G102]-[.$B102]" office:value-type="float" office:value="0.925780534744263" calcext:value-type="float">
            <text:p>0.9257805347</text:p>
          </table:table-cell>
          <table:table-cell/>
          <table:table-cell office:value-type="float" office:value="1442780124.97452" calcext:value-type="float">
            <text:p>1442780124.97452</text:p>
          </table:table-cell>
          <table:table-cell table:formula="of:=[.J102]-[.$B102]" office:value-type="float" office:value="0.925919771194458" calcext:value-type="float">
            <text:p>0.925919771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80124.11528" calcext:value-type="float">
            <text:p>1442780124.1152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04092" calcext:value-type="float">
            <text:p>1442780125.04092</text:p>
          </table:table-cell>
          <table:table-cell table:formula="of:=[.G103]-[.$B103]" office:value-type="float" office:value="0.92564058303833" calcext:value-type="float">
            <text:p>0.925640583</text:p>
          </table:table-cell>
          <table:table-cell/>
          <table:table-cell office:value-type="float" office:value="1442780125.04104" calcext:value-type="float">
            <text:p>1442780125.04104</text:p>
          </table:table-cell>
          <table:table-cell table:formula="of:=[.J103]-[.$B103]" office:value-type="float" office:value="0.925764322280884" calcext:value-type="float">
            <text:p>0.925764322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80124.18199" calcext:value-type="float">
            <text:p>1442780124.1819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17398" calcext:value-type="float">
            <text:p>1442780125.17398</text:p>
          </table:table-cell>
          <table:table-cell table:formula="of:=[.G104]-[.$B104]" office:value-type="float" office:value="0.991992235183716" calcext:value-type="float">
            <text:p>0.9919922352</text:p>
          </table:table-cell>
          <table:table-cell/>
          <table:table-cell office:value-type="float" office:value="1442780125.1741" calcext:value-type="float">
            <text:p>1442780125.1741</text:p>
          </table:table-cell>
          <table:table-cell table:formula="of:=[.J104]-[.$B104]" office:value-type="float" office:value="0.992109537124634" calcext:value-type="float">
            <text:p>0.992109537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80124.24872" calcext:value-type="float">
            <text:p>1442780124.2487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24081" calcext:value-type="float">
            <text:p>1442780125.24081</text:p>
          </table:table-cell>
          <table:table-cell table:formula="of:=[.G105]-[.$B105]" office:value-type="float" office:value="0.992093563079834" calcext:value-type="float">
            <text:p>0.9920935631</text:p>
          </table:table-cell>
          <table:table-cell/>
          <table:table-cell office:value-type="float" office:value="1442780125.24095" calcext:value-type="float">
            <text:p>1442780125.24095</text:p>
          </table:table-cell>
          <table:table-cell table:formula="of:=[.J105]-[.$B105]" office:value-type="float" office:value="0.992235660552979" calcext:value-type="float">
            <text:p>0.992235660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80124.31545" calcext:value-type="float">
            <text:p>1442780124.3154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30754" calcext:value-type="float">
            <text:p>1442780125.30754</text:p>
          </table:table-cell>
          <table:table-cell table:formula="of:=[.G106]-[.$B106]" office:value-type="float" office:value="0.992090702056885" calcext:value-type="float">
            <text:p>0.9920907021</text:p>
          </table:table-cell>
          <table:table-cell/>
          <table:table-cell office:value-type="float" office:value="1442780125.3076" calcext:value-type="float">
            <text:p>1442780125.3076</text:p>
          </table:table-cell>
          <table:table-cell table:formula="of:=[.J106]-[.$B106]" office:value-type="float" office:value="0.992150783538818" calcext:value-type="float">
            <text:p>0.992150783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80124.3822" calcext:value-type="float">
            <text:p>1442780124.382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37435" calcext:value-type="float">
            <text:p>1442780125.37435</text:p>
          </table:table-cell>
          <table:table-cell table:formula="of:=[.G107]-[.$B107]" office:value-type="float" office:value="0.992148399353027" calcext:value-type="float">
            <text:p>0.9921483994</text:p>
          </table:table-cell>
          <table:table-cell/>
          <table:table-cell office:value-type="float" office:value="1442780125.3744" calcext:value-type="float">
            <text:p>1442780125.3744</text:p>
          </table:table-cell>
          <table:table-cell table:formula="of:=[.J107]-[.$B107]" office:value-type="float" office:value="0.99220085144043" calcext:value-type="float">
            <text:p>0.992200851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80124.44885" calcext:value-type="float">
            <text:p>1442780124.4488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438" calcext:value-type="float">
            <text:p>1442780125.438</text:p>
          </table:table-cell>
          <table:table-cell table:formula="of:=[.G108]-[.$B108]" office:value-type="float" office:value="0.989145517349243" calcext:value-type="float">
            <text:p>0.9891455173</text:p>
          </table:table-cell>
          <table:table-cell/>
          <table:table-cell office:value-type="float" office:value="1442780125.43815" calcext:value-type="float">
            <text:p>1442780125.43815</text:p>
          </table:table-cell>
          <table:table-cell table:formula="of:=[.J108]-[.$B108]" office:value-type="float" office:value="0.989292144775391" calcext:value-type="float">
            <text:p>0.989292144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80124.51548" calcext:value-type="float">
            <text:p>1442780124.5154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50198" calcext:value-type="float">
            <text:p>1442780125.50198</text:p>
          </table:table-cell>
          <table:table-cell table:formula="of:=[.G109]-[.$B109]" office:value-type="float" office:value="0.986500978469849" calcext:value-type="float">
            <text:p>0.9865009785</text:p>
          </table:table-cell>
          <table:table-cell/>
          <table:table-cell office:value-type="float" office:value="1442780125.50207" calcext:value-type="float">
            <text:p>1442780125.50207</text:p>
          </table:table-cell>
          <table:table-cell table:formula="of:=[.J109]-[.$B109]" office:value-type="float" office:value="0.98659086227417" calcext:value-type="float">
            <text:p>0.986590862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80124.58219" calcext:value-type="float">
            <text:p>1442780124.5821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56579" calcext:value-type="float">
            <text:p>1442780125.56579</text:p>
          </table:table-cell>
          <table:table-cell table:formula="of:=[.G110]-[.$B110]" office:value-type="float" office:value="0.983606815338135" calcext:value-type="float">
            <text:p>0.9836068153</text:p>
          </table:table-cell>
          <table:table-cell/>
          <table:table-cell office:value-type="float" office:value="1442780125.56593" calcext:value-type="float">
            <text:p>1442780125.56593</text:p>
          </table:table-cell>
          <table:table-cell table:formula="of:=[.J110]-[.$B110]" office:value-type="float" office:value="0.983737707138062" calcext:value-type="float">
            <text:p>0.983737707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80124.64889" calcext:value-type="float">
            <text:p>1442780124.6488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69286" calcext:value-type="float">
            <text:p>1442780125.69286</text:p>
          </table:table-cell>
          <table:table-cell table:formula="of:=[.G111]-[.$B111]" office:value-type="float" office:value="1.04397535324097" calcext:value-type="float">
            <text:p>1.0439753532</text:p>
          </table:table-cell>
          <table:table-cell/>
          <table:table-cell office:value-type="float" office:value="1442780125.69299" calcext:value-type="float">
            <text:p>1442780125.69299</text:p>
          </table:table-cell>
          <table:table-cell table:formula="of:=[.J111]-[.$B111]" office:value-type="float" office:value="1.04409909248352" calcext:value-type="float">
            <text:p>1.044099092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80124.71561" calcext:value-type="float">
            <text:p>1442780124.7156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75652" calcext:value-type="float">
            <text:p>1442780125.75652</text:p>
          </table:table-cell>
          <table:table-cell table:formula="of:=[.G112]-[.$B112]" office:value-type="float" office:value="1.04091286659241" calcext:value-type="float">
            <text:p>1.0409128666</text:p>
          </table:table-cell>
          <table:table-cell/>
          <table:table-cell office:value-type="float" office:value="1442780125.75685" calcext:value-type="float">
            <text:p>1442780125.75685</text:p>
          </table:table-cell>
          <table:table-cell table:formula="of:=[.J112]-[.$B112]" office:value-type="float" office:value="1.04124784469605" calcext:value-type="float">
            <text:p>1.041247844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80124.78228" calcext:value-type="float">
            <text:p>1442780124.7822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82047" calcext:value-type="float">
            <text:p>1442780125.82047</text:p>
          </table:table-cell>
          <table:table-cell table:formula="of:=[.G113]-[.$B113]" office:value-type="float" office:value="1.03819274902344" calcext:value-type="float">
            <text:p>1.038192749</text:p>
          </table:table-cell>
          <table:table-cell/>
          <table:table-cell office:value-type="float" office:value="1442780125.82062" calcext:value-type="float">
            <text:p>1442780125.82062</text:p>
          </table:table-cell>
          <table:table-cell table:formula="of:=[.J113]-[.$B113]" office:value-type="float" office:value="1.03834772109985" calcext:value-type="float">
            <text:p>1.03834772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80124.84902" calcext:value-type="float">
            <text:p>1442780124.8490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88406" calcext:value-type="float">
            <text:p>1442780125.88406</text:p>
          </table:table-cell>
          <table:table-cell table:formula="of:=[.G114]-[.$B114]" office:value-type="float" office:value="1.03503966331482" calcext:value-type="float">
            <text:p>1.0350396633</text:p>
          </table:table-cell>
          <table:table-cell/>
          <table:table-cell office:value-type="float" office:value="1442780125.88425" calcext:value-type="float">
            <text:p>1442780125.88425</text:p>
          </table:table-cell>
          <table:table-cell table:formula="of:=[.J114]-[.$B114]" office:value-type="float" office:value="1.03522205352783" calcext:value-type="float">
            <text:p>1.035222053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80124.91569" calcext:value-type="float">
            <text:p>1442780124.9156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5.94813" calcext:value-type="float">
            <text:p>1442780125.94813</text:p>
          </table:table-cell>
          <table:table-cell table:formula="of:=[.G115]-[.$B115]" office:value-type="float" office:value="1.03244233131409" calcext:value-type="float">
            <text:p>1.0324423313</text:p>
          </table:table-cell>
          <table:table-cell/>
          <table:table-cell office:value-type="float" office:value="1442780125.94833" calcext:value-type="float">
            <text:p>1442780125.94833</text:p>
          </table:table-cell>
          <table:table-cell table:formula="of:=[.J115]-[.$B115]" office:value-type="float" office:value="1.03264355659485" calcext:value-type="float">
            <text:p>1.032643556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80124.98236" calcext:value-type="float">
            <text:p>1442780124.9823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01183" calcext:value-type="float">
            <text:p>1442780126.01183</text:p>
          </table:table-cell>
          <table:table-cell table:formula="of:=[.G116]-[.$B116]" office:value-type="float" office:value="1.02947473526001" calcext:value-type="float">
            <text:p>1.0294747353</text:p>
          </table:table-cell>
          <table:table-cell/>
          <table:table-cell office:value-type="float" office:value="1442780126.01197" calcext:value-type="float">
            <text:p>1442780126.01197</text:p>
          </table:table-cell>
          <table:table-cell table:formula="of:=[.J116]-[.$B116]" office:value-type="float" office:value="1.02961802482605" calcext:value-type="float">
            <text:p>1.029618024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80125.04608" calcext:value-type="float">
            <text:p>1442780125.0460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07554" calcext:value-type="float">
            <text:p>1442780126.07554</text:p>
          </table:table-cell>
          <table:table-cell table:formula="of:=[.G117]-[.$B117]" office:value-type="float" office:value="1.02946209907532" calcext:value-type="float">
            <text:p>1.0294620991</text:p>
          </table:table-cell>
          <table:table-cell/>
          <table:table-cell office:value-type="float" office:value="1442780126.07565" calcext:value-type="float">
            <text:p>1442780126.07565</text:p>
          </table:table-cell>
          <table:table-cell table:formula="of:=[.J117]-[.$B117]" office:value-type="float" office:value="1.02957582473755" calcext:value-type="float">
            <text:p>1.029575824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80125.10984" calcext:value-type="float">
            <text:p>1442780125.1098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1392" calcext:value-type="float">
            <text:p>1442780126.1392</text:p>
          </table:table-cell>
          <table:table-cell table:formula="of:=[.G118]-[.$B118]" office:value-type="float" office:value="1.02936005592346" calcext:value-type="float">
            <text:p>1.0293600559</text:p>
          </table:table-cell>
          <table:table-cell/>
          <table:table-cell office:value-type="float" office:value="1442780126.13938" calcext:value-type="float">
            <text:p>1442780126.13938</text:p>
          </table:table-cell>
          <table:table-cell table:formula="of:=[.J118]-[.$B118]" office:value-type="float" office:value="1.02953934669495" calcext:value-type="float">
            <text:p>1.029539346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80125.17364" calcext:value-type="float">
            <text:p>1442780125.1736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20295" calcext:value-type="float">
            <text:p>1442780126.20295</text:p>
          </table:table-cell>
          <table:table-cell table:formula="of:=[.G119]-[.$B119]" office:value-type="float" office:value="1.0293128490448" calcext:value-type="float">
            <text:p>1.029312849</text:p>
          </table:table-cell>
          <table:table-cell/>
          <table:table-cell office:value-type="float" office:value="1442780126.20306" calcext:value-type="float">
            <text:p>1442780126.20306</text:p>
          </table:table-cell>
          <table:table-cell table:formula="of:=[.J119]-[.$B119]" office:value-type="float" office:value="1.02941703796387" calcext:value-type="float">
            <text:p>1.02941703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80125.23736" calcext:value-type="float">
            <text:p>1442780125.2373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33036" calcext:value-type="float">
            <text:p>1442780126.33036</text:p>
          </table:table-cell>
          <table:table-cell table:formula="of:=[.G120]-[.$B120]" office:value-type="float" office:value="1.0930016040802" calcext:value-type="float">
            <text:p>1.0930016041</text:p>
          </table:table-cell>
          <table:table-cell/>
          <table:table-cell office:value-type="float" office:value="1442780126.33051" calcext:value-type="float">
            <text:p>1442780126.33051</text:p>
          </table:table-cell>
          <table:table-cell table:formula="of:=[.J120]-[.$B120]" office:value-type="float" office:value="1.09314918518066" calcext:value-type="float">
            <text:p>1.093149185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80125.30115" calcext:value-type="float">
            <text:p>1442780125.3011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39403" calcext:value-type="float">
            <text:p>1442780126.39403</text:p>
          </table:table-cell>
          <table:table-cell table:formula="of:=[.G121]-[.$B121]" office:value-type="float" office:value="1.09288001060486" calcext:value-type="float">
            <text:p>1.0928800106</text:p>
          </table:table-cell>
          <table:table-cell/>
          <table:table-cell office:value-type="float" office:value="1442780126.39413" calcext:value-type="float">
            <text:p>1442780126.39413</text:p>
          </table:table-cell>
          <table:table-cell table:formula="of:=[.J121]-[.$B121]" office:value-type="float" office:value="1.09297847747803" calcext:value-type="float">
            <text:p>1.092978477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80125.36485" calcext:value-type="float">
            <text:p>1442780125.3648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45464" calcext:value-type="float">
            <text:p>1442780126.45464</text:p>
          </table:table-cell>
          <table:table-cell table:formula="of:=[.G122]-[.$B122]" office:value-type="float" office:value="1.08978891372681" calcext:value-type="float">
            <text:p>1.0897889137</text:p>
          </table:table-cell>
          <table:table-cell/>
          <table:table-cell office:value-type="float" office:value="1442780126.45484" calcext:value-type="float">
            <text:p>1442780126.45484</text:p>
          </table:table-cell>
          <table:table-cell table:formula="of:=[.J122]-[.$B122]" office:value-type="float" office:value="1.08998799324036" calcext:value-type="float">
            <text:p>1.089987993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80125.42859" calcext:value-type="float">
            <text:p>1442780125.4285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51515" calcext:value-type="float">
            <text:p>1442780126.51515</text:p>
          </table:table-cell>
          <table:table-cell table:formula="of:=[.G123]-[.$B123]" office:value-type="float" office:value="1.08655142784119" calcext:value-type="float">
            <text:p>1.0865514278</text:p>
          </table:table-cell>
          <table:table-cell/>
          <table:table-cell office:value-type="float" office:value="1442780126.51529" calcext:value-type="float">
            <text:p>1442780126.51529</text:p>
          </table:table-cell>
          <table:table-cell table:formula="of:=[.J123]-[.$B123]" office:value-type="float" office:value="1.08669972419739" calcext:value-type="float">
            <text:p>1.086699724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80125.49239" calcext:value-type="float">
            <text:p>1442780125.4923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54658" calcext:value-type="float">
            <text:p>1442780126.54658</text:p>
          </table:table-cell>
          <table:table-cell table:formula="of:=[.G124]-[.$B124]" office:value-type="float" office:value="1.05419588088989" calcext:value-type="float">
            <text:p>1.0541958809</text:p>
          </table:table-cell>
          <table:table-cell/>
          <table:table-cell office:value-type="float" office:value="1442780126.54677" calcext:value-type="float">
            <text:p>1442780126.54677</text:p>
          </table:table-cell>
          <table:table-cell table:formula="of:=[.J124]-[.$B124]" office:value-type="float" office:value="1.05438280105591" calcext:value-type="float">
            <text:p>1.054382801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80125.5561" calcext:value-type="float">
            <text:p>1442780125.556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63608" calcext:value-type="float">
            <text:p>1442780126.63608</text:p>
          </table:table-cell>
          <table:table-cell table:formula="of:=[.G125]-[.$B125]" office:value-type="float" office:value="1.07997798919678" calcext:value-type="float">
            <text:p>1.0799779892</text:p>
          </table:table-cell>
          <table:table-cell/>
          <table:table-cell office:value-type="float" office:value="1442780126.63626" calcext:value-type="float">
            <text:p>1442780126.63626</text:p>
          </table:table-cell>
          <table:table-cell table:formula="of:=[.J125]-[.$B125]" office:value-type="float" office:value="1.08015823364258" calcext:value-type="float">
            <text:p>1.080158233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80125.61988" calcext:value-type="float">
            <text:p>1442780125.6198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69677" calcext:value-type="float">
            <text:p>1442780126.69677</text:p>
          </table:table-cell>
          <table:table-cell table:formula="of:=[.G126]-[.$B126]" office:value-type="float" office:value="1.0768883228302" calcext:value-type="float">
            <text:p>1.0768883228</text:p>
          </table:table-cell>
          <table:table-cell/>
          <table:table-cell office:value-type="float" office:value="1442780126.69691" calcext:value-type="float">
            <text:p>1442780126.69691</text:p>
          </table:table-cell>
          <table:table-cell table:formula="of:=[.J126]-[.$B126]" office:value-type="float" office:value="1.07703256607056" calcext:value-type="float">
            <text:p>1.077032566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80125.68357" calcext:value-type="float">
            <text:p>1442780125.6835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75711" calcext:value-type="float">
            <text:p>1442780126.75711</text:p>
          </table:table-cell>
          <table:table-cell table:formula="of:=[.G127]-[.$B127]" office:value-type="float" office:value="1.07353806495667" calcext:value-type="float">
            <text:p>1.073538065</text:p>
          </table:table-cell>
          <table:table-cell/>
          <table:table-cell office:value-type="float" office:value="1442780126.75724" calcext:value-type="float">
            <text:p>1442780126.75724</text:p>
          </table:table-cell>
          <table:table-cell table:formula="of:=[.J127]-[.$B127]" office:value-type="float" office:value="1.07366704940796" calcext:value-type="float">
            <text:p>1.073667049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80125.74724" calcext:value-type="float">
            <text:p>1442780125.7472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81769" calcext:value-type="float">
            <text:p>1442780126.81769</text:p>
          </table:table-cell>
          <table:table-cell table:formula="of:=[.G128]-[.$B128]" office:value-type="float" office:value="1.07044911384583" calcext:value-type="float">
            <text:p>1.0704491138</text:p>
          </table:table-cell>
          <table:table-cell/>
          <table:table-cell office:value-type="float" office:value="1442780126.81779" calcext:value-type="float">
            <text:p>1442780126.81779</text:p>
          </table:table-cell>
          <table:table-cell table:formula="of:=[.J128]-[.$B128]" office:value-type="float" office:value="1.07054829597473" calcext:value-type="float">
            <text:p>1.07054829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80125.81099" calcext:value-type="float">
            <text:p>1442780125.8109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93843" calcext:value-type="float">
            <text:p>1442780126.93843</text:p>
          </table:table-cell>
          <table:table-cell table:formula="of:=[.G129]-[.$B129]" office:value-type="float" office:value="1.12743353843689" calcext:value-type="float">
            <text:p>1.1274335384</text:p>
          </table:table-cell>
          <table:table-cell/>
          <table:table-cell office:value-type="float" office:value="1442780126.93858" calcext:value-type="float">
            <text:p>1442780126.93858</text:p>
          </table:table-cell>
          <table:table-cell table:formula="of:=[.J129]-[.$B129]" office:value-type="float" office:value="1.12758493423462" calcext:value-type="float">
            <text:p>1.127584934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80125.87478" calcext:value-type="float">
            <text:p>1442780125.8747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6.99874" calcext:value-type="float">
            <text:p>1442780126.99874</text:p>
          </table:table-cell>
          <table:table-cell table:formula="of:=[.G130]-[.$B130]" office:value-type="float" office:value="1.1239595413208" calcext:value-type="float">
            <text:p>1.1239595413</text:p>
          </table:table-cell>
          <table:table-cell/>
          <table:table-cell office:value-type="float" office:value="1442780126.99883" calcext:value-type="float">
            <text:p>1442780126.99883</text:p>
          </table:table-cell>
          <table:table-cell table:formula="of:=[.J130]-[.$B130]" office:value-type="float" office:value="1.1240508556366" calcext:value-type="float">
            <text:p>1.124050855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80125.93868" calcext:value-type="float">
            <text:p>1442780125.9386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05955" calcext:value-type="float">
            <text:p>1442780127.05955</text:p>
          </table:table-cell>
          <table:table-cell table:formula="of:=[.G131]-[.$B131]" office:value-type="float" office:value="1.12086606025696" calcext:value-type="float">
            <text:p>1.1208660603</text:p>
          </table:table-cell>
          <table:table-cell/>
          <table:table-cell office:value-type="float" office:value="1442780130.0258" calcext:value-type="float">
            <text:p>1442780130.0258</text:p>
          </table:table-cell>
          <table:table-cell table:formula="of:=[.J131]-[.$B131]" office:value-type="float" office:value="4.08712029457092" calcext:value-type="float">
            <text:p>4.087120294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80126.00233" calcext:value-type="float">
            <text:p>1442780126.0023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15892" calcext:value-type="float">
            <text:p>1442780127.15892</text:p>
          </table:table-cell>
          <table:table-cell table:formula="of:=[.G132]-[.$B132]" office:value-type="float" office:value="1.1565957069397" calcext:value-type="float">
            <text:p>1.1565957069</text:p>
          </table:table-cell>
          <table:table-cell/>
          <table:table-cell office:value-type="float" office:value="1442780130.05334" calcext:value-type="float">
            <text:p>1442780130.05334</text:p>
          </table:table-cell>
          <table:table-cell table:formula="of:=[.J132]-[.$B132]" office:value-type="float" office:value="4.05100893974304" calcext:value-type="float">
            <text:p>4.051008939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80126.06275" calcext:value-type="float">
            <text:p>1442780126.0627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24091" calcext:value-type="float">
            <text:p>1442780127.24091</text:p>
          </table:table-cell>
          <table:table-cell table:formula="of:=[.G133]-[.$B133]" office:value-type="float" office:value="1.1781587600708" calcext:value-type="float">
            <text:p>1.1781587601</text:p>
          </table:table-cell>
          <table:table-cell/>
          <table:table-cell office:value-type="float" office:value="1442780130.08081" calcext:value-type="float">
            <text:p>1442780130.08081</text:p>
          </table:table-cell>
          <table:table-cell table:formula="of:=[.J133]-[.$B133]" office:value-type="float" office:value="4.01805853843689" calcext:value-type="float">
            <text:p>4.018058538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80126.12318" calcext:value-type="float">
            <text:p>1442780126.1231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30107" calcext:value-type="float">
            <text:p>1442780127.30107</text:p>
          </table:table-cell>
          <table:table-cell table:formula="of:=[.G134]-[.$B134]" office:value-type="float" office:value="1.17788505554199" calcext:value-type="float">
            <text:p>1.1778850555</text:p>
          </table:table-cell>
          <table:table-cell/>
          <table:table-cell office:value-type="float" office:value="1442780130.1083" calcext:value-type="float">
            <text:p>1442780130.1083</text:p>
          </table:table-cell>
          <table:table-cell table:formula="of:=[.J134]-[.$B134]" office:value-type="float" office:value="3.98512077331543" calcext:value-type="float">
            <text:p>3.985120773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80126.18366" calcext:value-type="float">
            <text:p>1442780126.1836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41005" calcext:value-type="float">
            <text:p>1442780127.41005</text:p>
          </table:table-cell>
          <table:table-cell table:formula="of:=[.G135]-[.$B135]" office:value-type="float" office:value="1.22638583183289" calcext:value-type="float">
            <text:p>1.2263858318</text:p>
          </table:table-cell>
          <table:table-cell/>
          <table:table-cell office:value-type="float" office:value="1442780130.13589" calcext:value-type="float">
            <text:p>1442780130.13589</text:p>
          </table:table-cell>
          <table:table-cell table:formula="of:=[.J135]-[.$B135]" office:value-type="float" office:value="3.95222330093384" calcext:value-type="float">
            <text:p>3.952223300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80126.24409" calcext:value-type="float">
            <text:p>1442780126.2440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49074" calcext:value-type="float">
            <text:p>1442780127.49074</text:p>
          </table:table-cell>
          <table:table-cell table:formula="of:=[.G136]-[.$B136]" office:value-type="float" office:value="1.24664616584778" calcext:value-type="float">
            <text:p>1.2466461658</text:p>
          </table:table-cell>
          <table:table-cell/>
          <table:table-cell office:value-type="float" office:value="1442780130.16342" calcext:value-type="float">
            <text:p>1442780130.16342</text:p>
          </table:table-cell>
          <table:table-cell table:formula="of:=[.J136]-[.$B136]" office:value-type="float" office:value="3.91932654380798" calcext:value-type="float">
            <text:p>3.919326543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80126.30457" calcext:value-type="float">
            <text:p>1442780126.3045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55793" calcext:value-type="float">
            <text:p>1442780127.55793</text:p>
          </table:table-cell>
          <table:table-cell table:formula="of:=[.G137]-[.$B137]" office:value-type="float" office:value="1.25335454940796" calcext:value-type="float">
            <text:p>1.2533545494</text:p>
          </table:table-cell>
          <table:table-cell/>
          <table:table-cell office:value-type="float" office:value="1442780130.19094" calcext:value-type="float">
            <text:p>1442780130.19094</text:p>
          </table:table-cell>
          <table:table-cell table:formula="of:=[.J137]-[.$B137]" office:value-type="float" office:value="3.88636898994446" calcext:value-type="float">
            <text:p>3.886368989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80126.36503" calcext:value-type="float">
            <text:p>1442780126.3650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63851" calcext:value-type="float">
            <text:p>1442780127.63851</text:p>
          </table:table-cell>
          <table:table-cell table:formula="of:=[.G138]-[.$B138]" office:value-type="float" office:value="1.27348017692566" calcext:value-type="float">
            <text:p>1.2734801769</text:p>
          </table:table-cell>
          <table:table-cell/>
          <table:table-cell office:value-type="float" office:value="1442780130.21847" calcext:value-type="float">
            <text:p>1442780130.21847</text:p>
          </table:table-cell>
          <table:table-cell table:formula="of:=[.J138]-[.$B138]" office:value-type="float" office:value="3.85343599319458" calcext:value-type="float">
            <text:p>3.853435993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80126.42553" calcext:value-type="float">
            <text:p>1442780126.4255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71915" calcext:value-type="float">
            <text:p>1442780127.71915</text:p>
          </table:table-cell>
          <table:table-cell table:formula="of:=[.G139]-[.$B139]" office:value-type="float" office:value="1.29361391067505" calcext:value-type="float">
            <text:p>1.2936139107</text:p>
          </table:table-cell>
          <table:table-cell/>
          <table:table-cell office:value-type="float" office:value="1442780130.24599" calcext:value-type="float">
            <text:p>1442780130.24599</text:p>
          </table:table-cell>
          <table:table-cell table:formula="of:=[.J139]-[.$B139]" office:value-type="float" office:value="3.82045722007751" calcext:value-type="float">
            <text:p>3.820457220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80126.48602" calcext:value-type="float">
            <text:p>1442780126.4860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78649" calcext:value-type="float">
            <text:p>1442780127.78649</text:p>
          </table:table-cell>
          <table:table-cell table:formula="of:=[.G140]-[.$B140]" office:value-type="float" office:value="1.30046987533569" calcext:value-type="float">
            <text:p>1.3004698753</text:p>
          </table:table-cell>
          <table:table-cell/>
          <table:table-cell office:value-type="float" office:value="1442780130.27351" calcext:value-type="float">
            <text:p>1442780130.27351</text:p>
          </table:table-cell>
          <table:table-cell table:formula="of:=[.J140]-[.$B140]" office:value-type="float" office:value="3.7874903678894" calcext:value-type="float">
            <text:p>3.787490367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80126.54646" calcext:value-type="float">
            <text:p>1442780126.5464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85888" calcext:value-type="float">
            <text:p>1442780127.85888</text:p>
          </table:table-cell>
          <table:table-cell table:formula="of:=[.G141]-[.$B141]" office:value-type="float" office:value="1.31241726875305" calcext:value-type="float">
            <text:p>1.3124172688</text:p>
          </table:table-cell>
          <table:table-cell/>
          <table:table-cell office:value-type="float" office:value="1442780130.30104" calcext:value-type="float">
            <text:p>1442780130.30104</text:p>
          </table:table-cell>
          <table:table-cell table:formula="of:=[.J141]-[.$B141]" office:value-type="float" office:value="3.75457119941711" calcext:value-type="float">
            <text:p>3.754571199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80126.60692" calcext:value-type="float">
            <text:p>1442780126.6069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7.93961" calcext:value-type="float">
            <text:p>1442780127.93961</text:p>
          </table:table-cell>
          <table:table-cell table:formula="of:=[.G142]-[.$B142]" office:value-type="float" office:value="1.332683801651" calcext:value-type="float">
            <text:p>1.3326838017</text:p>
          </table:table-cell>
          <table:table-cell/>
          <table:table-cell office:value-type="float" office:value="1442780130.32856" calcext:value-type="float">
            <text:p>1442780130.32856</text:p>
          </table:table-cell>
          <table:table-cell table:formula="of:=[.J142]-[.$B142]" office:value-type="float" office:value="3.7216362953186" calcext:value-type="float">
            <text:p>3.721636295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80126.66735" calcext:value-type="float">
            <text:p>1442780126.6673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06011" calcext:value-type="float">
            <text:p>1442780128.06011</text:p>
          </table:table-cell>
          <table:table-cell table:formula="of:=[.G143]-[.$B143]" office:value-type="float" office:value="1.39275932312012" calcext:value-type="float">
            <text:p>1.3927593231</text:p>
          </table:table-cell>
          <table:table-cell/>
          <table:table-cell office:value-type="float" office:value="1442780130.35607" calcext:value-type="float">
            <text:p>1442780130.35607</text:p>
          </table:table-cell>
          <table:table-cell table:formula="of:=[.J143]-[.$B143]" office:value-type="float" office:value="3.68871998786926" calcext:value-type="float">
            <text:p>3.688719987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80126.72781" calcext:value-type="float">
            <text:p>1442780126.7278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12152" calcext:value-type="float">
            <text:p>1442780128.12152</text:p>
          </table:table-cell>
          <table:table-cell table:formula="of:=[.G144]-[.$B144]" office:value-type="float" office:value="1.39370369911194" calcext:value-type="float">
            <text:p>1.3937036991</text:p>
          </table:table-cell>
          <table:table-cell/>
          <table:table-cell office:value-type="float" office:value="1442780130.38357" calcext:value-type="float">
            <text:p>1442780130.38357</text:p>
          </table:table-cell>
          <table:table-cell table:formula="of:=[.J144]-[.$B144]" office:value-type="float" office:value="3.65575838088989" calcext:value-type="float">
            <text:p>3.655758380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80126.78829" calcext:value-type="float">
            <text:p>1442780126.7882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18877" calcext:value-type="float">
            <text:p>1442780128.18877</text:p>
          </table:table-cell>
          <table:table-cell table:formula="of:=[.G145]-[.$B145]" office:value-type="float" office:value="1.4004807472229" calcext:value-type="float">
            <text:p>1.4004807472</text:p>
          </table:table-cell>
          <table:table-cell/>
          <table:table-cell office:value-type="float" office:value="1442780130.41108" calcext:value-type="float">
            <text:p>1442780130.41108</text:p>
          </table:table-cell>
          <table:table-cell table:formula="of:=[.J145]-[.$B145]" office:value-type="float" office:value="3.62278580665588" calcext:value-type="float">
            <text:p>3.622785806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80126.84883" calcext:value-type="float">
            <text:p>1442780126.8488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26941" calcext:value-type="float">
            <text:p>1442780128.26941</text:p>
          </table:table-cell>
          <table:table-cell table:formula="of:=[.G146]-[.$B146]" office:value-type="float" office:value="1.4205858707428" calcext:value-type="float">
            <text:p>1.4205858707</text:p>
          </table:table-cell>
          <table:table-cell/>
          <table:table-cell office:value-type="float" office:value="1442780130.43862" calcext:value-type="float">
            <text:p>1442780130.43862</text:p>
          </table:table-cell>
          <table:table-cell table:formula="of:=[.J146]-[.$B146]" office:value-type="float" office:value="3.58979678153992" calcext:value-type="float">
            <text:p>3.589796781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80126.90927" calcext:value-type="float">
            <text:p>1442780126.9092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35013" calcext:value-type="float">
            <text:p>1442780128.35013</text:p>
          </table:table-cell>
          <table:table-cell table:formula="of:=[.G147]-[.$B147]" office:value-type="float" office:value="1.44086050987244" calcext:value-type="float">
            <text:p>1.4408605099</text:p>
          </table:table-cell>
          <table:table-cell/>
          <table:table-cell office:value-type="float" office:value="1442780130.46613" calcext:value-type="float">
            <text:p>1442780130.46613</text:p>
          </table:table-cell>
          <table:table-cell table:formula="of:=[.J147]-[.$B147]" office:value-type="float" office:value="3.55686068534851" calcext:value-type="float">
            <text:p>3.556860685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80126.96978" calcext:value-type="float">
            <text:p>1442780126.9697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28.41317" calcext:value-type="float">
            <text:p>1442780128.41317</text:p>
          </table:table-cell>
          <table:table-cell table:formula="of:=[.G148]-[.$B148]" office:value-type="float" office:value="1.44339370727539" calcext:value-type="float">
            <text:p>1.4433937073</text:p>
          </table:table-cell>
          <table:table-cell/>
          <table:table-cell office:value-type="float" office:value="1442780130.49363" calcext:value-type="float">
            <text:p>1442780130.49363</text:p>
          </table:table-cell>
          <table:table-cell table:formula="of:=[.J148]-[.$B148]" office:value-type="float" office:value="3.52385377883911" calcext:value-type="float">
            <text:p>3.523853778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80140.0413" calcext:value-type="float">
            <text:p>1442780140.041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0.51534" calcext:value-type="float">
            <text:p>1442780140.51534</text:p>
          </table:table-cell>
          <table:table-cell table:formula="of:=[.G149]-[.$B149]" office:value-type="float" office:value="0.474044322967529" calcext:value-type="float">
            <text:p>0.474044323</text:p>
          </table:table-cell>
          <table:table-cell/>
          <table:table-cell office:value-type="float" office:value="1442780140.51557" calcext:value-type="float">
            <text:p>1442780140.51557</text:p>
          </table:table-cell>
          <table:table-cell table:formula="of:=[.J149]-[.$B149]" office:value-type="float" office:value="0.47427773475647" calcext:value-type="float">
            <text:p>0.474277734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80140.12362" calcext:value-type="float">
            <text:p>1442780140.1236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0.6639" calcext:value-type="float">
            <text:p>1442780140.6639</text:p>
          </table:table-cell>
          <table:table-cell table:formula="of:=[.G150]-[.$B150]" office:value-type="float" office:value="0.540276527404785" calcext:value-type="float">
            <text:p>0.5402765274</text:p>
          </table:table-cell>
          <table:table-cell/>
          <table:table-cell office:value-type="float" office:value="1442780140.66407" calcext:value-type="float">
            <text:p>1442780140.66407</text:p>
          </table:table-cell>
          <table:table-cell table:formula="of:=[.J150]-[.$B150]" office:value-type="float" office:value="0.540441274642944" calcext:value-type="float">
            <text:p>0.540441274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80140.20605" calcext:value-type="float">
            <text:p>1442780140.2060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0.78278" calcext:value-type="float">
            <text:p>1442780140.78278</text:p>
          </table:table-cell>
          <table:table-cell table:formula="of:=[.G151]-[.$B151]" office:value-type="float" office:value="0.576730012893677" calcext:value-type="float">
            <text:p>0.5767300129</text:p>
          </table:table-cell>
          <table:table-cell/>
          <table:table-cell office:value-type="float" office:value="1442780140.78292" calcext:value-type="float">
            <text:p>1442780140.78292</text:p>
          </table:table-cell>
          <table:table-cell table:formula="of:=[.J151]-[.$B151]" office:value-type="float" office:value="0.576871395111084" calcext:value-type="float">
            <text:p>0.576871395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80140.28851" calcext:value-type="float">
            <text:p>1442780140.2885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0.8449" calcext:value-type="float">
            <text:p>1442780140.8449</text:p>
          </table:table-cell>
          <table:table-cell table:formula="of:=[.G152]-[.$B152]" office:value-type="float" office:value="0.556387186050415" calcext:value-type="float">
            <text:p>0.5563871861</text:p>
          </table:table-cell>
          <table:table-cell/>
          <table:table-cell office:value-type="float" office:value="1442780140.84504" calcext:value-type="float">
            <text:p>1442780140.84504</text:p>
          </table:table-cell>
          <table:table-cell table:formula="of:=[.J152]-[.$B152]" office:value-type="float" office:value="0.556527614593506" calcext:value-type="float">
            <text:p>0.556527614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80140.37081" calcext:value-type="float">
            <text:p>1442780140.3708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0.91091" calcext:value-type="float">
            <text:p>1442780140.91091</text:p>
          </table:table-cell>
          <table:table-cell table:formula="of:=[.G153]-[.$B153]" office:value-type="float" office:value="0.540098190307617" calcext:value-type="float">
            <text:p>0.5400981903</text:p>
          </table:table-cell>
          <table:table-cell/>
          <table:table-cell office:value-type="float" office:value="1442780140.911" calcext:value-type="float">
            <text:p>1442780140.911</text:p>
          </table:table-cell>
          <table:table-cell table:formula="of:=[.J153]-[.$B153]" office:value-type="float" office:value="0.54019021987915" calcext:value-type="float">
            <text:p>0.540190219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80140.45313" calcext:value-type="float">
            <text:p>1442780140.4531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00955" calcext:value-type="float">
            <text:p>1442780141.00955</text:p>
          </table:table-cell>
          <table:table-cell table:formula="of:=[.G154]-[.$B154]" office:value-type="float" office:value="0.556417226791382" calcext:value-type="float">
            <text:p>0.5564172268</text:p>
          </table:table-cell>
          <table:table-cell/>
          <table:table-cell office:value-type="float" office:value="1442780141.00963" calcext:value-type="float">
            <text:p>1442780141.00963</text:p>
          </table:table-cell>
          <table:table-cell table:formula="of:=[.J154]-[.$B154]" office:value-type="float" office:value="0.556505441665649" calcext:value-type="float">
            <text:p>0.556505441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80140.53544" calcext:value-type="float">
            <text:p>1442780140.5354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11191" calcext:value-type="float">
            <text:p>1442780141.11191</text:p>
          </table:table-cell>
          <table:table-cell table:formula="of:=[.G155]-[.$B155]" office:value-type="float" office:value="0.576473236083984" calcext:value-type="float">
            <text:p>0.5764732361</text:p>
          </table:table-cell>
          <table:table-cell/>
          <table:table-cell office:value-type="float" office:value="1442780141.11202" calcext:value-type="float">
            <text:p>1442780141.11202</text:p>
          </table:table-cell>
          <table:table-cell table:formula="of:=[.J155]-[.$B155]" office:value-type="float" office:value="0.576582670211792" calcext:value-type="float">
            <text:p>0.576582670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80140.6179" calcext:value-type="float">
            <text:p>1442780140.617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17466" calcext:value-type="float">
            <text:p>1442780141.17466</text:p>
          </table:table-cell>
          <table:table-cell table:formula="of:=[.G156]-[.$B156]" office:value-type="float" office:value="0.5567626953125" calcext:value-type="float">
            <text:p>0.5567626953</text:p>
          </table:table-cell>
          <table:table-cell/>
          <table:table-cell office:value-type="float" office:value="1442780141.17478" calcext:value-type="float">
            <text:p>1442780141.17478</text:p>
          </table:table-cell>
          <table:table-cell table:formula="of:=[.J156]-[.$B156]" office:value-type="float" office:value="0.556888818740845" calcext:value-type="float">
            <text:p>0.556888818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80140.70036" calcext:value-type="float">
            <text:p>1442780140.7003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3229" calcext:value-type="float">
            <text:p>1442780141.3229</text:p>
          </table:table-cell>
          <table:table-cell table:formula="of:=[.G157]-[.$B157]" office:value-type="float" office:value="0.622537612915039" calcext:value-type="float">
            <text:p>0.6225376129</text:p>
          </table:table-cell>
          <table:table-cell/>
          <table:table-cell office:value-type="float" office:value="1442780141.32304" calcext:value-type="float">
            <text:p>1442780141.32304</text:p>
          </table:table-cell>
          <table:table-cell table:formula="of:=[.J157]-[.$B157]" office:value-type="float" office:value="0.622679948806763" calcext:value-type="float">
            <text:p>0.622679948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80140.78278" calcext:value-type="float">
            <text:p>1442780140.7827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40137" calcext:value-type="float">
            <text:p>1442780141.40137</text:p>
          </table:table-cell>
          <table:table-cell table:formula="of:=[.G158]-[.$B158]" office:value-type="float" office:value="0.618585586547852" calcext:value-type="float">
            <text:p>0.6185855865</text:p>
          </table:table-cell>
          <table:table-cell/>
          <table:table-cell office:value-type="float" office:value="1442780141.4015" calcext:value-type="float">
            <text:p>1442780141.4015</text:p>
          </table:table-cell>
          <table:table-cell table:formula="of:=[.J158]-[.$B158]" office:value-type="float" office:value="0.618718147277832" calcext:value-type="float">
            <text:p>0.618718147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80140.86507" calcext:value-type="float">
            <text:p>1442780140.8650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47971" calcext:value-type="float">
            <text:p>1442780141.47971</text:p>
          </table:table-cell>
          <table:table-cell table:formula="of:=[.G159]-[.$B159]" office:value-type="float" office:value="0.614633560180664" calcext:value-type="float">
            <text:p>0.6146335602</text:p>
          </table:table-cell>
          <table:table-cell/>
          <table:table-cell office:value-type="float" office:value="1442780141.4798" calcext:value-type="float">
            <text:p>1442780141.4798</text:p>
          </table:table-cell>
          <table:table-cell table:formula="of:=[.J159]-[.$B159]" office:value-type="float" office:value="0.614723443984985" calcext:value-type="float">
            <text:p>0.61472344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80140.94741" calcext:value-type="float">
            <text:p>1442780140.9474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5582" calcext:value-type="float">
            <text:p>1442780141.5582</text:p>
          </table:table-cell>
          <table:table-cell table:formula="of:=[.G160]-[.$B160]" office:value-type="float" office:value="0.610795497894287" calcext:value-type="float">
            <text:p>0.6107954979</text:p>
          </table:table-cell>
          <table:table-cell/>
          <table:table-cell office:value-type="float" office:value="1442780141.55835" calcext:value-type="float">
            <text:p>1442780141.55835</text:p>
          </table:table-cell>
          <table:table-cell table:formula="of:=[.J160]-[.$B160]" office:value-type="float" office:value="0.610943794250488" calcext:value-type="float">
            <text:p>0.610943794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80141.02891" calcext:value-type="float">
            <text:p>1442780141.0289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63689" calcext:value-type="float">
            <text:p>1442780141.63689</text:p>
          </table:table-cell>
          <table:table-cell table:formula="of:=[.G161]-[.$B161]" office:value-type="float" office:value="0.607985019683838" calcext:value-type="float">
            <text:p>0.6079850197</text:p>
          </table:table-cell>
          <table:table-cell/>
          <table:table-cell office:value-type="float" office:value="1442780141.63705" calcext:value-type="float">
            <text:p>1442780141.63705</text:p>
          </table:table-cell>
          <table:table-cell table:formula="of:=[.J161]-[.$B161]" office:value-type="float" office:value="0.608139038085938" calcext:value-type="float">
            <text:p>0.608139038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80141.1074" calcext:value-type="float">
            <text:p>1442780141.107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71524" calcext:value-type="float">
            <text:p>1442780141.71524</text:p>
          </table:table-cell>
          <table:table-cell table:formula="of:=[.G162]-[.$B162]" office:value-type="float" office:value="0.607848167419434" calcext:value-type="float">
            <text:p>0.6078481674</text:p>
          </table:table-cell>
          <table:table-cell/>
          <table:table-cell office:value-type="float" office:value="1442780141.71539" calcext:value-type="float">
            <text:p>1442780141.71539</text:p>
          </table:table-cell>
          <table:table-cell table:formula="of:=[.J162]-[.$B162]" office:value-type="float" office:value="0.607992172241211" calcext:value-type="float">
            <text:p>0.607992172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80141.18587" calcext:value-type="float">
            <text:p>1442780141.1858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7936" calcext:value-type="float">
            <text:p>1442780141.7936</text:p>
          </table:table-cell>
          <table:table-cell table:formula="of:=[.G163]-[.$B163]" office:value-type="float" office:value="0.607737064361572" calcext:value-type="float">
            <text:p>0.6077370644</text:p>
          </table:table-cell>
          <table:table-cell/>
          <table:table-cell office:value-type="float" office:value="1442780141.7937" calcext:value-type="float">
            <text:p>1442780141.7937</text:p>
          </table:table-cell>
          <table:table-cell table:formula="of:=[.J163]-[.$B163]" office:value-type="float" office:value="0.607832193374634" calcext:value-type="float">
            <text:p>0.607832193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80141.26435" calcext:value-type="float">
            <text:p>1442780141.2643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89152" calcext:value-type="float">
            <text:p>1442780141.89152</text:p>
          </table:table-cell>
          <table:table-cell table:formula="of:=[.G164]-[.$B164]" office:value-type="float" office:value="0.627168893814087" calcext:value-type="float">
            <text:p>0.6271688938</text:p>
          </table:table-cell>
          <table:table-cell/>
          <table:table-cell office:value-type="float" office:value="1442780141.89167" calcext:value-type="float">
            <text:p>1442780141.89167</text:p>
          </table:table-cell>
          <table:table-cell table:formula="of:=[.J164]-[.$B164]" office:value-type="float" office:value="0.627324342727661" calcext:value-type="float">
            <text:p>0.627324342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80141.34279" calcext:value-type="float">
            <text:p>1442780141.3427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1.96977" calcext:value-type="float">
            <text:p>1442780141.96977</text:p>
          </table:table-cell>
          <table:table-cell table:formula="of:=[.G165]-[.$B165]" office:value-type="float" office:value="0.626973628997803" calcext:value-type="float">
            <text:p>0.626973629</text:p>
          </table:table-cell>
          <table:table-cell/>
          <table:table-cell office:value-type="float" office:value="1442780141.96991" calcext:value-type="float">
            <text:p>1442780141.96991</text:p>
          </table:table-cell>
          <table:table-cell table:formula="of:=[.J165]-[.$B165]" office:value-type="float" office:value="0.627113342285156" calcext:value-type="float">
            <text:p>0.627113342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80141.42126" calcext:value-type="float">
            <text:p>1442780141.4212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04833" calcext:value-type="float">
            <text:p>1442780142.04833</text:p>
          </table:table-cell>
          <table:table-cell table:formula="of:=[.G166]-[.$B166]" office:value-type="float" office:value="0.627068758010864" calcext:value-type="float">
            <text:p>0.627068758</text:p>
          </table:table-cell>
          <table:table-cell/>
          <table:table-cell office:value-type="float" office:value="1442780142.04849" calcext:value-type="float">
            <text:p>1442780142.04849</text:p>
          </table:table-cell>
          <table:table-cell table:formula="of:=[.J166]-[.$B166]" office:value-type="float" office:value="0.627227306365967" calcext:value-type="float">
            <text:p>0.627227306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80141.49969" calcext:value-type="float">
            <text:p>1442780141.4996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12684" calcext:value-type="float">
            <text:p>1442780142.12684</text:p>
          </table:table-cell>
          <table:table-cell table:formula="of:=[.G167]-[.$B167]" office:value-type="float" office:value="0.627156972885132" calcext:value-type="float">
            <text:p>0.6271569729</text:p>
          </table:table-cell>
          <table:table-cell/>
          <table:table-cell office:value-type="float" office:value="1442780142.12698" calcext:value-type="float">
            <text:p>1442780142.12698</text:p>
          </table:table-cell>
          <table:table-cell table:formula="of:=[.J167]-[.$B167]" office:value-type="float" office:value="0.627290487289429" calcext:value-type="float">
            <text:p>0.627290487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80141.57814" calcext:value-type="float">
            <text:p>1442780141.5781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26435" calcext:value-type="float">
            <text:p>1442780142.26435</text:p>
          </table:table-cell>
          <table:table-cell table:formula="of:=[.G168]-[.$B168]" office:value-type="float" office:value="0.686212301254272" calcext:value-type="float">
            <text:p>0.6862123013</text:p>
          </table:table-cell>
          <table:table-cell/>
          <table:table-cell office:value-type="float" office:value="1442780142.26447" calcext:value-type="float">
            <text:p>1442780142.26447</text:p>
          </table:table-cell>
          <table:table-cell table:formula="of:=[.J168]-[.$B168]" office:value-type="float" office:value="0.686333656311035" calcext:value-type="float">
            <text:p>0.686333656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80141.65657" calcext:value-type="float">
            <text:p>1442780141.6565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32824" calcext:value-type="float">
            <text:p>1442780142.32824</text:p>
          </table:table-cell>
          <table:table-cell table:formula="of:=[.G169]-[.$B169]" office:value-type="float" office:value="0.671660423278809" calcext:value-type="float">
            <text:p>0.6716604233</text:p>
          </table:table-cell>
          <table:table-cell/>
          <table:table-cell office:value-type="float" office:value="1442780142.32838" calcext:value-type="float">
            <text:p>1442780142.32838</text:p>
          </table:table-cell>
          <table:table-cell table:formula="of:=[.J169]-[.$B169]" office:value-type="float" office:value="0.67180323600769" calcext:value-type="float">
            <text:p>0.67180323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80141.73503" calcext:value-type="float">
            <text:p>1442780141.7350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38759" calcext:value-type="float">
            <text:p>1442780142.38759</text:p>
          </table:table-cell>
          <table:table-cell table:formula="of:=[.G170]-[.$B170]" office:value-type="float" office:value="0.652559041976929" calcext:value-type="float">
            <text:p>0.652559042</text:p>
          </table:table-cell>
          <table:table-cell/>
          <table:table-cell office:value-type="float" office:value="1442780142.38771" calcext:value-type="float">
            <text:p>1442780142.38771</text:p>
          </table:table-cell>
          <table:table-cell table:formula="of:=[.J170]-[.$B170]" office:value-type="float" office:value="0.652684926986694" calcext:value-type="float">
            <text:p>0.65268492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80141.81351" calcext:value-type="float">
            <text:p>1442780141.8135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47498" calcext:value-type="float">
            <text:p>1442780142.47498</text:p>
          </table:table-cell>
          <table:table-cell table:formula="of:=[.G171]-[.$B171]" office:value-type="float" office:value="0.661465644836426" calcext:value-type="float">
            <text:p>0.6614656448</text:p>
          </table:table-cell>
          <table:table-cell/>
          <table:table-cell office:value-type="float" office:value="1442780142.47512" calcext:value-type="float">
            <text:p>1442780142.47512</text:p>
          </table:table-cell>
          <table:table-cell table:formula="of:=[.J171]-[.$B171]" office:value-type="float" office:value="0.661603927612305" calcext:value-type="float">
            <text:p>0.661603927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80141.892" calcext:value-type="float">
            <text:p>1442780141.89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52128" calcext:value-type="float">
            <text:p>1442780142.52128</text:p>
          </table:table-cell>
          <table:table-cell table:formula="of:=[.G172]-[.$B172]" office:value-type="float" office:value="0.629274368286133" calcext:value-type="float">
            <text:p>0.6292743683</text:p>
          </table:table-cell>
          <table:table-cell/>
          <table:table-cell office:value-type="float" office:value="1442780142.52138" calcext:value-type="float">
            <text:p>1442780142.52138</text:p>
          </table:table-cell>
          <table:table-cell table:formula="of:=[.J172]-[.$B172]" office:value-type="float" office:value="0.629376411437988" calcext:value-type="float">
            <text:p>0.629376411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80141.97045" calcext:value-type="float">
            <text:p>1442780141.9704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59844" calcext:value-type="float">
            <text:p>1442780142.59844</text:p>
          </table:table-cell>
          <table:table-cell table:formula="of:=[.G173]-[.$B173]" office:value-type="float" office:value="0.627988815307617" calcext:value-type="float">
            <text:p>0.6279888153</text:p>
          </table:table-cell>
          <table:table-cell/>
          <table:table-cell office:value-type="float" office:value="1442780142.5986" calcext:value-type="float">
            <text:p>1442780142.5986</text:p>
          </table:table-cell>
          <table:table-cell table:formula="of:=[.J173]-[.$B173]" office:value-type="float" office:value="0.628148078918457" calcext:value-type="float">
            <text:p>0.628148078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80142.03978" calcext:value-type="float">
            <text:p>1442780142.03978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68903" calcext:value-type="float">
            <text:p>1442780142.68903</text:p>
          </table:table-cell>
          <table:table-cell table:formula="of:=[.G174]-[.$B174]" office:value-type="float" office:value="0.649252653121948" calcext:value-type="float">
            <text:p>0.6492526531</text:p>
          </table:table-cell>
          <table:table-cell/>
          <table:table-cell office:value-type="float" office:value="1442780142.6891" calcext:value-type="float">
            <text:p>1442780142.6891</text:p>
          </table:table-cell>
          <table:table-cell table:formula="of:=[.J174]-[.$B174]" office:value-type="float" office:value="0.649322986602783" calcext:value-type="float">
            <text:p>0.649322986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80142.1041" calcext:value-type="float">
            <text:p>1442780142.104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75305" calcext:value-type="float">
            <text:p>1442780142.75305</text:p>
          </table:table-cell>
          <table:table-cell table:formula="of:=[.G175]-[.$B175]" office:value-type="float" office:value="0.648948431015015" calcext:value-type="float">
            <text:p>0.648948431</text:p>
          </table:table-cell>
          <table:table-cell/>
          <table:table-cell office:value-type="float" office:value="1442780142.75314" calcext:value-type="float">
            <text:p>1442780142.75314</text:p>
          </table:table-cell>
          <table:table-cell table:formula="of:=[.J175]-[.$B175]" office:value-type="float" office:value="0.649040937423706" calcext:value-type="float">
            <text:p>0.649040937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80142.1684" calcext:value-type="float">
            <text:p>1442780142.168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81795" calcext:value-type="float">
            <text:p>1442780142.81795</text:p>
          </table:table-cell>
          <table:table-cell table:formula="of:=[.G176]-[.$B176]" office:value-type="float" office:value="0.649548292160034" calcext:value-type="float">
            <text:p>0.6495482922</text:p>
          </table:table-cell>
          <table:table-cell/>
          <table:table-cell office:value-type="float" office:value="1442780142.81808" calcext:value-type="float">
            <text:p>1442780142.81808</text:p>
          </table:table-cell>
          <table:table-cell table:formula="of:=[.J176]-[.$B176]" office:value-type="float" office:value="0.649679899215698" calcext:value-type="float">
            <text:p>0.649679899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80142.23274" calcext:value-type="float">
            <text:p>1442780142.2327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2.94598" calcext:value-type="float">
            <text:p>1442780142.94598</text:p>
          </table:table-cell>
          <table:table-cell table:formula="of:=[.G177]-[.$B177]" office:value-type="float" office:value="0.71324634552002" calcext:value-type="float">
            <text:p>0.7132463455</text:p>
          </table:table-cell>
          <table:table-cell/>
          <table:table-cell office:value-type="float" office:value="1442780142.94633" calcext:value-type="float">
            <text:p>1442780142.94633</text:p>
          </table:table-cell>
          <table:table-cell table:formula="of:=[.J177]-[.$B177]" office:value-type="float" office:value="0.713591814041138" calcext:value-type="float">
            <text:p>0.71359181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80142.29701" calcext:value-type="float">
            <text:p>1442780142.2970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01035" calcext:value-type="float">
            <text:p>1442780143.01035</text:p>
          </table:table-cell>
          <table:table-cell table:formula="of:=[.G178]-[.$B178]" office:value-type="float" office:value="0.713335275650024" calcext:value-type="float">
            <text:p>0.7133352757</text:p>
          </table:table-cell>
          <table:table-cell/>
          <table:table-cell office:value-type="float" office:value="1442780143.01048" calcext:value-type="float">
            <text:p>1442780143.01048</text:p>
          </table:table-cell>
          <table:table-cell table:formula="of:=[.J178]-[.$B178]" office:value-type="float" office:value="0.713472604751587" calcext:value-type="float">
            <text:p>0.713472604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80142.36124" calcext:value-type="float">
            <text:p>1442780142.3612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0748" calcext:value-type="float">
            <text:p>1442780143.0748</text:p>
          </table:table-cell>
          <table:table-cell table:formula="of:=[.G179]-[.$B179]" office:value-type="float" office:value="0.713558197021484" calcext:value-type="float">
            <text:p>0.713558197</text:p>
          </table:table-cell>
          <table:table-cell/>
          <table:table-cell office:value-type="float" office:value="1442780143.07498" calcext:value-type="float">
            <text:p>1442780143.07498</text:p>
          </table:table-cell>
          <table:table-cell table:formula="of:=[.J179]-[.$B179]" office:value-type="float" office:value="0.713736534118652" calcext:value-type="float">
            <text:p>0.713736534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80142.42561" calcext:value-type="float">
            <text:p>1442780142.4256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1392" calcext:value-type="float">
            <text:p>1442780143.1392</text:p>
          </table:table-cell>
          <table:table-cell table:formula="of:=[.G180]-[.$B180]" office:value-type="float" office:value="0.713590145111084" calcext:value-type="float">
            <text:p>0.7135901451</text:p>
          </table:table-cell>
          <table:table-cell/>
          <table:table-cell office:value-type="float" office:value="1442780143.13931" calcext:value-type="float">
            <text:p>1442780143.13931</text:p>
          </table:table-cell>
          <table:table-cell table:formula="of:=[.J180]-[.$B180]" office:value-type="float" office:value="0.713696479797363" calcext:value-type="float">
            <text:p>0.713696479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80142.48992" calcext:value-type="float">
            <text:p>1442780142.4899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20373" calcext:value-type="float">
            <text:p>1442780143.20373</text:p>
          </table:table-cell>
          <table:table-cell table:formula="of:=[.G181]-[.$B181]" office:value-type="float" office:value="0.713804006576538" calcext:value-type="float">
            <text:p>0.7138040066</text:p>
          </table:table-cell>
          <table:table-cell/>
          <table:table-cell office:value-type="float" office:value="1442780143.20386" calcext:value-type="float">
            <text:p>1442780143.20386</text:p>
          </table:table-cell>
          <table:table-cell table:formula="of:=[.J181]-[.$B181]" office:value-type="float" office:value="0.713935852050781" calcext:value-type="float">
            <text:p>0.713935852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80142.55419" calcext:value-type="float">
            <text:p>1442780142.5541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26821" calcext:value-type="float">
            <text:p>1442780143.26821</text:p>
          </table:table-cell>
          <table:table-cell table:formula="of:=[.G182]-[.$B182]" office:value-type="float" office:value="0.714019536972046" calcext:value-type="float">
            <text:p>0.714019537</text:p>
          </table:table-cell>
          <table:table-cell/>
          <table:table-cell office:value-type="float" office:value="1442780143.26836" calcext:value-type="float">
            <text:p>1442780143.26836</text:p>
          </table:table-cell>
          <table:table-cell table:formula="of:=[.J182]-[.$B182]" office:value-type="float" office:value="0.714173078536987" calcext:value-type="float">
            <text:p>0.714173078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80142.6185" calcext:value-type="float">
            <text:p>1442780142.618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3973" calcext:value-type="float">
            <text:p>1442780143.3973</text:p>
          </table:table-cell>
          <table:table-cell table:formula="of:=[.G183]-[.$B183]" office:value-type="float" office:value="0.778801441192627" calcext:value-type="float">
            <text:p>0.7788014412</text:p>
          </table:table-cell>
          <table:table-cell/>
          <table:table-cell office:value-type="float" office:value="1442780143.39753" calcext:value-type="float">
            <text:p>1442780143.39753</text:p>
          </table:table-cell>
          <table:table-cell table:formula="of:=[.J183]-[.$B183]" office:value-type="float" office:value="0.779034376144409" calcext:value-type="float">
            <text:p>0.779034376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80142.68282" calcext:value-type="float">
            <text:p>1442780142.6828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46421" calcext:value-type="float">
            <text:p>1442780143.46421</text:p>
          </table:table-cell>
          <table:table-cell table:formula="of:=[.G184]-[.$B184]" office:value-type="float" office:value="0.781392812728882" calcext:value-type="float">
            <text:p>0.7813928127</text:p>
          </table:table-cell>
          <table:table-cell/>
          <table:table-cell office:value-type="float" office:value="1442780143.46435" calcext:value-type="float">
            <text:p>1442780143.46435</text:p>
          </table:table-cell>
          <table:table-cell table:formula="of:=[.J184]-[.$B184]" office:value-type="float" office:value="0.781527996063232" calcext:value-type="float">
            <text:p>0.781527996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80142.74721" calcext:value-type="float">
            <text:p>1442780142.7472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53042" calcext:value-type="float">
            <text:p>1442780143.53042</text:p>
          </table:table-cell>
          <table:table-cell table:formula="of:=[.G185]-[.$B185]" office:value-type="float" office:value="0.78320574760437" calcext:value-type="float">
            <text:p>0.7832057476</text:p>
          </table:table-cell>
          <table:table-cell/>
          <table:table-cell office:value-type="float" office:value="1442780143.53056" calcext:value-type="float">
            <text:p>1442780143.53056</text:p>
          </table:table-cell>
          <table:table-cell table:formula="of:=[.J185]-[.$B185]" office:value-type="float" office:value="0.783345222473145" calcext:value-type="float">
            <text:p>0.783345222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80142.81152" calcext:value-type="float">
            <text:p>1442780142.81152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59697" calcext:value-type="float">
            <text:p>1442780143.59697</text:p>
          </table:table-cell>
          <table:table-cell table:formula="of:=[.G186]-[.$B186]" office:value-type="float" office:value="0.785450458526611" calcext:value-type="float">
            <text:p>0.7854504585</text:p>
          </table:table-cell>
          <table:table-cell/>
          <table:table-cell office:value-type="float" office:value="1442780143.59714" calcext:value-type="float">
            <text:p>1442780143.59714</text:p>
          </table:table-cell>
          <table:table-cell table:formula="of:=[.J186]-[.$B186]" office:value-type="float" office:value="0.785620450973511" calcext:value-type="float">
            <text:p>0.78562045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80142.87584" calcext:value-type="float">
            <text:p>1442780142.8758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66365" calcext:value-type="float">
            <text:p>1442780143.66365</text:p>
          </table:table-cell>
          <table:table-cell table:formula="of:=[.G187]-[.$B187]" office:value-type="float" office:value="0.78781008720398" calcext:value-type="float">
            <text:p>0.7878100872</text:p>
          </table:table-cell>
          <table:table-cell/>
          <table:table-cell office:value-type="float" office:value="1442780143.6638" calcext:value-type="float">
            <text:p>1442780143.6638</text:p>
          </table:table-cell>
          <table:table-cell table:formula="of:=[.J187]-[.$B187]" office:value-type="float" office:value="0.787956476211548" calcext:value-type="float">
            <text:p>0.787956476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80142.94016" calcext:value-type="float">
            <text:p>1442780142.9401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73033" calcext:value-type="float">
            <text:p>1442780143.73033</text:p>
          </table:table-cell>
          <table:table-cell table:formula="of:=[.G188]-[.$B188]" office:value-type="float" office:value="0.790172100067139" calcext:value-type="float">
            <text:p>0.7901721001</text:p>
          </table:table-cell>
          <table:table-cell/>
          <table:table-cell office:value-type="float" office:value="1442780143.73047" calcext:value-type="float">
            <text:p>1442780143.73047</text:p>
          </table:table-cell>
          <table:table-cell table:formula="of:=[.J188]-[.$B188]" office:value-type="float" office:value="0.790312767028809" calcext:value-type="float">
            <text:p>0.79031276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80143.00564" calcext:value-type="float">
            <text:p>1442780143.00564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79672" calcext:value-type="float">
            <text:p>1442780143.79672</text:p>
          </table:table-cell>
          <table:table-cell table:formula="of:=[.G189]-[.$B189]" office:value-type="float" office:value="0.791088104248047" calcext:value-type="float">
            <text:p>0.7910881042</text:p>
          </table:table-cell>
          <table:table-cell/>
          <table:table-cell office:value-type="float" office:value="1442780143.79687" calcext:value-type="float">
            <text:p>1442780143.79687</text:p>
          </table:table-cell>
          <table:table-cell table:formula="of:=[.J189]-[.$B189]" office:value-type="float" office:value="0.791237354278564" calcext:value-type="float">
            <text:p>0.791237354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80143.0721" calcext:value-type="float">
            <text:p>1442780143.072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86344" calcext:value-type="float">
            <text:p>1442780143.86344</text:p>
          </table:table-cell>
          <table:table-cell table:formula="of:=[.G190]-[.$B190]" office:value-type="float" office:value="0.791333198547363" calcext:value-type="float">
            <text:p>0.7913331985</text:p>
          </table:table-cell>
          <table:table-cell/>
          <table:table-cell office:value-type="float" office:value="1442780143.86358" calcext:value-type="float">
            <text:p>1442780143.86358</text:p>
          </table:table-cell>
          <table:table-cell table:formula="of:=[.J190]-[.$B190]" office:value-type="float" office:value="0.791473150253296" calcext:value-type="float">
            <text:p>0.791473150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80143.13865" calcext:value-type="float">
            <text:p>1442780143.1386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3.99598" calcext:value-type="float">
            <text:p>1442780143.99598</text:p>
          </table:table-cell>
          <table:table-cell table:formula="of:=[.G191]-[.$B191]" office:value-type="float" office:value="0.857332706451416" calcext:value-type="float">
            <text:p>0.8573327065</text:p>
          </table:table-cell>
          <table:table-cell/>
          <table:table-cell office:value-type="float" office:value="1442780143.99608" calcext:value-type="float">
            <text:p>1442780143.99608</text:p>
          </table:table-cell>
          <table:table-cell table:formula="of:=[.J191]-[.$B191]" office:value-type="float" office:value="0.857430934906006" calcext:value-type="float">
            <text:p>0.857430934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80143.20519" calcext:value-type="float">
            <text:p>1442780143.20519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06281" calcext:value-type="float">
            <text:p>1442780144.06281</text:p>
          </table:table-cell>
          <table:table-cell table:formula="of:=[.G192]-[.$B192]" office:value-type="float" office:value="0.857617855072022" calcext:value-type="float">
            <text:p>0.8576178551</text:p>
          </table:table-cell>
          <table:table-cell/>
          <table:table-cell office:value-type="float" office:value="1442780144.06298" calcext:value-type="float">
            <text:p>1442780144.06298</text:p>
          </table:table-cell>
          <table:table-cell table:formula="of:=[.J192]-[.$B192]" office:value-type="float" office:value="0.857785224914551" calcext:value-type="float">
            <text:p>0.857785224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80143.27165" calcext:value-type="float">
            <text:p>1442780143.2716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12918" calcext:value-type="float">
            <text:p>1442780144.12918</text:p>
          </table:table-cell>
          <table:table-cell table:formula="of:=[.G193]-[.$B193]" office:value-type="float" office:value="0.857529401779175" calcext:value-type="float">
            <text:p>0.8575294018</text:p>
          </table:table-cell>
          <table:table-cell/>
          <table:table-cell office:value-type="float" office:value="1442780144.12932" calcext:value-type="float">
            <text:p>1442780144.12932</text:p>
          </table:table-cell>
          <table:table-cell table:formula="of:=[.J193]-[.$B193]" office:value-type="float" office:value="0.857667207717896" calcext:value-type="float">
            <text:p>0.857667207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80143.33817" calcext:value-type="float">
            <text:p>1442780143.3381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19606" calcext:value-type="float">
            <text:p>1442780144.19606</text:p>
          </table:table-cell>
          <table:table-cell table:formula="of:=[.G194]-[.$B194]" office:value-type="float" office:value="0.857896089553833" calcext:value-type="float">
            <text:p>0.8578960896</text:p>
          </table:table-cell>
          <table:table-cell/>
          <table:table-cell office:value-type="float" office:value="1442780144.19622" calcext:value-type="float">
            <text:p>1442780144.19622</text:p>
          </table:table-cell>
          <table:table-cell table:formula="of:=[.J194]-[.$B194]" office:value-type="float" office:value="0.858055591583252" calcext:value-type="float">
            <text:p>0.858055591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80143.40471" calcext:value-type="float">
            <text:p>1442780143.4047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2625" calcext:value-type="float">
            <text:p>1442780144.2625</text:p>
          </table:table-cell>
          <table:table-cell table:formula="of:=[.G195]-[.$B195]" office:value-type="float" office:value="0.857795715332031" calcext:value-type="float">
            <text:p>0.8577957153</text:p>
          </table:table-cell>
          <table:table-cell/>
          <table:table-cell office:value-type="float" office:value="1442780144.26264" calcext:value-type="float">
            <text:p>1442780144.26264</text:p>
          </table:table-cell>
          <table:table-cell table:formula="of:=[.J195]-[.$B195]" office:value-type="float" office:value="0.857930421829224" calcext:value-type="float">
            <text:p>0.857930421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80143.47127" calcext:value-type="float">
            <text:p>1442780143.4712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3292" calcext:value-type="float">
            <text:p>1442780144.3292</text:p>
          </table:table-cell>
          <table:table-cell table:formula="of:=[.G196]-[.$B196]" office:value-type="float" office:value="0.857928037643433" calcext:value-type="float">
            <text:p>0.8579280376</text:p>
          </table:table-cell>
          <table:table-cell/>
          <table:table-cell office:value-type="float" office:value="1442780144.32935" calcext:value-type="float">
            <text:p>1442780144.32935</text:p>
          </table:table-cell>
          <table:table-cell table:formula="of:=[.J196]-[.$B196]" office:value-type="float" office:value="0.858083486557007" calcext:value-type="float">
            <text:p>0.858083486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80143.53787" calcext:value-type="float">
            <text:p>1442780143.53787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39566" calcext:value-type="float">
            <text:p>1442780144.39566</text:p>
          </table:table-cell>
          <table:table-cell table:formula="of:=[.G197]-[.$B197]" office:value-type="float" office:value="0.857791423797607" calcext:value-type="float">
            <text:p>0.8577914238</text:p>
          </table:table-cell>
          <table:table-cell/>
          <table:table-cell office:value-type="float" office:value="1442780144.39578" calcext:value-type="float">
            <text:p>1442780144.39578</text:p>
          </table:table-cell>
          <table:table-cell table:formula="of:=[.J197]-[.$B197]" office:value-type="float" office:value="0.857908964157105" calcext:value-type="float">
            <text:p>0.857908964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80143.60441" calcext:value-type="float">
            <text:p>1442780143.6044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52849" calcext:value-type="float">
            <text:p>1442780144.52849</text:p>
          </table:table-cell>
          <table:table-cell table:formula="of:=[.G198]-[.$B198]" office:value-type="float" office:value="0.924083232879639" calcext:value-type="float">
            <text:p>0.9240832329</text:p>
          </table:table-cell>
          <table:table-cell/>
          <table:table-cell office:value-type="float" office:value="1442780144.52863" calcext:value-type="float">
            <text:p>1442780144.52863</text:p>
          </table:table-cell>
          <table:table-cell table:formula="of:=[.J198]-[.$B198]" office:value-type="float" office:value="0.924228429794312" calcext:value-type="float">
            <text:p>0.924228429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80143.67095" calcext:value-type="float">
            <text:p>1442780143.6709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59474" calcext:value-type="float">
            <text:p>1442780144.59474</text:p>
          </table:table-cell>
          <table:table-cell table:formula="of:=[.G199]-[.$B199]" office:value-type="float" office:value="0.923796653747559" calcext:value-type="float">
            <text:p>0.9237966537</text:p>
          </table:table-cell>
          <table:table-cell/>
          <table:table-cell office:value-type="float" office:value="1442780144.59484" calcext:value-type="float">
            <text:p>1442780144.59484</text:p>
          </table:table-cell>
          <table:table-cell table:formula="of:=[.J199]-[.$B199]" office:value-type="float" office:value="0.923892974853516" calcext:value-type="float">
            <text:p>0.923892974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80143.7375" calcext:value-type="float">
            <text:p>1442780143.737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66129" calcext:value-type="float">
            <text:p>1442780144.66129</text:p>
          </table:table-cell>
          <table:table-cell table:formula="of:=[.G200]-[.$B200]" office:value-type="float" office:value="0.923786640167236" calcext:value-type="float">
            <text:p>0.9237866402</text:p>
          </table:table-cell>
          <table:table-cell/>
          <table:table-cell office:value-type="float" office:value="1442780144.66139" calcext:value-type="float">
            <text:p>1442780144.66139</text:p>
          </table:table-cell>
          <table:table-cell table:formula="of:=[.J200]-[.$B200]" office:value-type="float" office:value="0.923894643783569" calcext:value-type="float">
            <text:p>0.923894643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80143.80401" calcext:value-type="float">
            <text:p>1442780143.8040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713" calcext:value-type="float">
            <text:p>1442780144.713</text:p>
          </table:table-cell>
          <table:table-cell table:formula="of:=[.G201]-[.$B201]" office:value-type="float" office:value="0.90899395942688" calcext:value-type="float">
            <text:p>0.9089939594</text:p>
          </table:table-cell>
          <table:table-cell/>
          <table:table-cell office:value-type="float" office:value="1442780144.7131" calcext:value-type="float">
            <text:p>1442780144.7131</text:p>
          </table:table-cell>
          <table:table-cell table:formula="of:=[.J201]-[.$B201]" office:value-type="float" office:value="0.90908694267273" calcext:value-type="float">
            <text:p>0.909086942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80143.87053" calcext:value-type="float">
            <text:p>1442780143.8705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78047" calcext:value-type="float">
            <text:p>1442780144.78047</text:p>
          </table:table-cell>
          <table:table-cell table:formula="of:=[.G202]-[.$B202]" office:value-type="float" office:value="0.909940958023071" calcext:value-type="float">
            <text:p>0.909940958</text:p>
          </table:table-cell>
          <table:table-cell/>
          <table:table-cell office:value-type="float" office:value="1442780144.78064" calcext:value-type="float">
            <text:p>1442780144.78064</text:p>
          </table:table-cell>
          <table:table-cell table:formula="of:=[.J202]-[.$B202]" office:value-type="float" office:value="0.910106897354126" calcext:value-type="float">
            <text:p>0.910106897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80143.93705" calcext:value-type="float">
            <text:p>1442780143.9370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86096" calcext:value-type="float">
            <text:p>1442780144.86096</text:p>
          </table:table-cell>
          <table:table-cell table:formula="of:=[.G203]-[.$B203]" office:value-type="float" office:value="0.923909187316895" calcext:value-type="float">
            <text:p>0.9239091873</text:p>
          </table:table-cell>
          <table:table-cell/>
          <table:table-cell office:value-type="float" office:value="1442780144.86107" calcext:value-type="float">
            <text:p>1442780144.86107</text:p>
          </table:table-cell>
          <table:table-cell table:formula="of:=[.J203]-[.$B203]" office:value-type="float" office:value="0.924019575119019" calcext:value-type="float">
            <text:p>0.924019575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80144.00355" calcext:value-type="float">
            <text:p>1442780144.0035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4.93759" calcext:value-type="float">
            <text:p>1442780144.93759</text:p>
          </table:table-cell>
          <table:table-cell table:formula="of:=[.G204]-[.$B204]" office:value-type="float" office:value="0.934047937393189" calcext:value-type="float">
            <text:p>0.9340479374</text:p>
          </table:table-cell>
          <table:table-cell/>
          <table:table-cell office:value-type="float" office:value="1442780144.9377" calcext:value-type="float">
            <text:p>1442780144.9377</text:p>
          </table:table-cell>
          <table:table-cell table:formula="of:=[.J204]-[.$B204]" office:value-type="float" office:value="0.934155464172363" calcext:value-type="float">
            <text:p>0.934155464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80144.07011" calcext:value-type="float">
            <text:p>1442780144.07011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00475" calcext:value-type="float">
            <text:p>1442780145.00475</text:p>
          </table:table-cell>
          <table:table-cell table:formula="of:=[.G205]-[.$B205]" office:value-type="float" office:value="0.934646606445313" calcext:value-type="float">
            <text:p>0.9346466064</text:p>
          </table:table-cell>
          <table:table-cell/>
          <table:table-cell office:value-type="float" office:value="1442780145.00487" calcext:value-type="float">
            <text:p>1442780145.00487</text:p>
          </table:table-cell>
          <table:table-cell table:formula="of:=[.J205]-[.$B205]" office:value-type="float" office:value="0.934763669967651" calcext:value-type="float">
            <text:p>0.9347636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80144.13663" calcext:value-type="float">
            <text:p>1442780144.13663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08542" calcext:value-type="float">
            <text:p>1442780145.08542</text:p>
          </table:table-cell>
          <table:table-cell table:formula="of:=[.G206]-[.$B206]" office:value-type="float" office:value="0.948791027069092" calcext:value-type="float">
            <text:p>0.9487910271</text:p>
          </table:table-cell>
          <table:table-cell/>
          <table:table-cell office:value-type="float" office:value="1442780145.08556" calcext:value-type="float">
            <text:p>1442780145.08556</text:p>
          </table:table-cell>
          <table:table-cell table:formula="of:=[.J206]-[.$B206]" office:value-type="float" office:value="0.948930263519287" calcext:value-type="float">
            <text:p>0.948930263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80144.20315" calcext:value-type="float">
            <text:p>1442780144.20315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20618" calcext:value-type="float">
            <text:p>1442780145.20618</text:p>
          </table:table-cell>
          <table:table-cell table:formula="of:=[.G207]-[.$B207]" office:value-type="float" office:value="1.00302791595459" calcext:value-type="float">
            <text:p>1.003027916</text:p>
          </table:table-cell>
          <table:table-cell/>
          <table:table-cell office:value-type="float" office:value="1442780145.20633" calcext:value-type="float">
            <text:p>1442780145.20633</text:p>
          </table:table-cell>
          <table:table-cell table:formula="of:=[.J207]-[.$B207]" office:value-type="float" office:value="1.00317764282227" calcext:value-type="float">
            <text:p>1.003177642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80144.26966" calcext:value-type="float">
            <text:p>1442780144.26966</text:p>
          </table:table-cell>
          <table:table-cell office:value-type="float" office:value="65632" calcext:value-type="float">
            <text:p>65632</text:p>
          </table:table-cell>
          <table:table-cell table:number-columns-repeated="3"/>
          <table:table-cell office:value-type="float" office:value="1442780145.24573" calcext:value-type="float">
            <text:p>1442780145.24573</text:p>
          </table:table-cell>
          <table:table-cell table:formula="of:=[.G208]-[.$B208]" office:value-type="float" office:value="0.976064920425415" calcext:value-type="float">
            <text:p>0.9760649204</text:p>
          </table:table-cell>
          <table:table-cell/>
          <table:table-cell office:value-type="float" office:value="1442780145.24583" calcext:value-type="float">
            <text:p>1442780145.24583</text:p>
          </table:table-cell>
          <table:table-cell table:formula="of:=[.J208]-[.$B208]" office:value-type="float" office:value="0.976163148880005" calcext:value-type="float">
            <text:p>0.97616314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5:18:57.913240118</dc:date>
    <meta:editing-duration>PT2M30S</meta:editing-duration>
    <meta:editing-cycles>1</meta:editing-cycles>
    <meta:document-statistic meta:table-count="1" meta:cell-count="1456" meta:object-count="0"/>
    <meta:generator>LibreOffice/4.4.2.2$Linux_X86_64 LibreOffice_project/40m0$Build-2</meta:generator>
  </office:meta>
</office:document-meta>
</file>